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3.942cm" style:rel-column-width="17294*"/>
    </style:style>
    <style:style style:name="Table4.B" style:family="table-column">
      <style:table-column-properties style:column-width="10.996cm" style:rel-column-width="48241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32cm" style:rel-column-width="18563*"/>
    </style:style>
    <style:style style:name="Table1.B" style:family="table-column">
      <style:table-column-properties style:column-width="10.707cm" style:rel-column-width="46972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38cm" fo:margin-left="1.307cm" fo:margin-right="1.344cm" table:align="margins"/>
    </style:style>
    <style:style style:name="Table6.A" style:family="table-column">
      <style:table-column-properties style:column-width="4.233cm" style:rel-column-width="18571*"/>
    </style:style>
    <style:style style:name="Table6.B" style:family="table-column">
      <style:table-column-properties style:column-width="10.705cm" style:rel-column-width="46964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38cm" fo:margin-left="1.307cm" fo:margin-right="1.344cm" table:align="margins"/>
    </style:style>
    <style:style style:name="Table7.A" style:family="table-column">
      <style:table-column-properties style:column-width="4.232cm" style:rel-column-width="18563*"/>
    </style:style>
    <style:style style:name="Table7.B" style:family="table-column">
      <style:table-column-properties style:column-width="10.707cm" style:rel-column-width="46972*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 fo:keep-with-next="auto" style:may-break-between-rows="true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 style:keep-together="false" fo:keep-together="always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2" style:family="table-row">
      <style:table-row-properties style:keep-together="false" fo:keep-together="always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38cm" fo:margin-left="1.307cm" fo:margin-right="1.344cm" table:align="margins"/>
    </style:style>
    <style:style style:name="Table3.A" style:family="table-column">
      <style:table-column-properties style:column-width="3.942cm" style:rel-column-width="17294*"/>
    </style:style>
    <style:style style:name="Table3.B" style:family="table-column">
      <style:table-column-properties style:column-width="10.996cm" style:rel-column-width="48241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4cm" table:align="center"/>
    </style:style>
    <style:style style:name="Table9.A" style:family="table-column">
      <style:table-column-properties style:column-width="4.731cm"/>
    </style:style>
    <style:style style:name="Table9.B" style:family="table-column">
      <style:table-column-properties style:column-width="10.209cm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4cm" table:align="center"/>
    </style:style>
    <style:style style:name="Table10.A" style:family="table-column">
      <style:table-column-properties style:column-width="4.731cm"/>
    </style:style>
    <style:style style:name="Table10.B" style:family="table-column">
      <style:table-column-properties style:column-width="10.209cm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4cm" table:align="center"/>
    </style:style>
    <style:style style:name="Table11.A" style:family="table-column">
      <style:table-column-properties style:column-width="4.731cm"/>
    </style:style>
    <style:style style:name="Table11.B" style:family="table-column">
      <style:table-column-properties style:column-width="10.209cm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4cm" table:align="center"/>
    </style:style>
    <style:style style:name="Table12.A" style:family="table-column">
      <style:table-column-properties style:column-width="4.731cm"/>
    </style:style>
    <style:style style:name="Table12.B" style:family="table-column">
      <style:table-column-properties style:column-width="10.209cm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3" style:family="table">
      <style:table-properties style:width="14.94cm" table:align="center"/>
    </style:style>
    <style:style style:name="Table13.A" style:family="table-column">
      <style:table-column-properties style:column-width="4.731cm"/>
    </style:style>
    <style:style style:name="Table13.B" style:family="table-column">
      <style:table-column-properties style:column-width="10.209cm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4" style:family="table">
      <style:table-properties style:width="14.94cm" table:align="center"/>
    </style:style>
    <style:style style:name="Table14.A" style:family="table-column">
      <style:table-column-properties style:column-width="4.731cm"/>
    </style:style>
    <style:style style:name="Table14.B" style:family="table-column">
      <style:table-column-properties style:column-width="10.209cm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5" style:family="table">
      <style:table-properties style:width="14.94cm" table:align="center"/>
    </style:style>
    <style:style style:name="Table15.A" style:family="table-column">
      <style:table-column-properties style:column-width="4.731cm"/>
    </style:style>
    <style:style style:name="Table15.B" style:family="table-column">
      <style:table-column-properties style:column-width="10.209cm"/>
    </style:style>
    <style:style style:name="Table15.1" style:family="table-row">
      <style:table-row-properties fo:background-color="#0000ff">
        <style:background-image/>
      </style:table-row-properties>
    </style:style>
    <style:style style:name="Table1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6" style:family="table">
      <style:table-properties style:width="14.94cm" table:align="center"/>
    </style:style>
    <style:style style:name="Table16.A" style:family="table-column">
      <style:table-column-properties style:column-width="4.731cm"/>
    </style:style>
    <style:style style:name="Table16.B" style:family="table-column">
      <style:table-column-properties style:column-width="10.209cm"/>
    </style:style>
    <style:style style:name="Table16.1" style:family="table-row">
      <style:table-row-properties fo:background-color="#0000ff">
        <style:background-image/>
      </style:table-row-properties>
    </style:style>
    <style:style style:name="Table1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4cm" table:align="center"/>
    </style:style>
    <style:style style:name="Table8.A" style:family="table-column">
      <style:table-column-properties style:column-width="4.731cm"/>
    </style:style>
    <style:style style:name="Table8.B" style:family="table-column">
      <style:table-column-properties style:column-width="10.209cm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5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Method_20_Body">
      <style:paragraph-properties fo:margin-left="0cm" fo:margin-right="0cm" fo:text-indent="0cm" style:auto-text-indent="false"/>
    </style:style>
    <style:style style:name="P10" style:family="paragraph" style:parent-style-name="Method_20_Body">
      <style:paragraph-properties fo:margin-left="0cm" fo:margin-right="0cm" fo:text-indent="0cm" style:auto-text-indent="false"/>
      <style:text-properties fo:color="#0000ff"/>
    </style:style>
    <style:style style:name="P11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12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13" style:family="paragraph" style:parent-style-name="Method_20_Body">
      <style:paragraph-properties fo:margin-left="0cm" fo:margin-right="0cm" fo:text-indent="0cm" style:auto-text-indent="false"/>
      <style:text-properties fo:font-variant="normal" fo:text-transform="none" fo:color="#0000ff" style:font-name="DejaVu Serif2" fo:font-size="11pt" fo:letter-spacing="normal" fo:font-style="normal" fo:font-weight="normal" style:font-size-asian="11pt" style:font-size-complex="11pt"/>
    </style:style>
    <style:style style:name="P14" style:family="paragraph" style:parent-style-name="Method_20_Body">
      <style:paragraph-properties fo:margin-left="0cm" fo:margin-right="0cm" fo:text-indent="0cm" style:auto-text-indent="false"/>
      <style:text-properties style:text-underline-style="none" style:font-name-asian="Monospace" style:font-name-complex="Monospace"/>
    </style:style>
    <style:style style:name="P15" style:family="paragraph" style:parent-style-name="Method_20_Code_20_Listing">
      <style:paragraph-properties fo:margin-left="0cm" fo:margin-right="0cm" fo:text-indent="0cm" style:auto-text-indent="false"/>
    </style:style>
    <style:style style:name="P16" style:family="paragraph" style:parent-style-name="Code_20_Listing">
      <style:text-properties fo:color="#000080"/>
    </style:style>
    <style:style style:name="P17" style:family="paragraph" style:parent-style-name="Method_20_Body">
      <style:paragraph-properties fo:break-before="page"/>
    </style:style>
    <style:style style:name="P18" style:family="paragraph" style:parent-style-name="Code_20_Listing">
      <style:paragraph-properties fo:break-before="page"/>
      <style:text-properties fo:color="#000080"/>
    </style:style>
    <style:style style:name="P19" style:family="paragraph" style:parent-style-name="Method_20_Body">
      <style:text-properties fo:color="#000080"/>
    </style:style>
    <style:style style:name="P20" style:family="paragraph" style:parent-style-name="Method_20_Body">
      <style:paragraph-properties fo:margin-left="1.251cm" fo:margin-right="0cm" fo:text-indent="0cm" style:auto-text-indent="false"/>
    </style:style>
    <style:style style:name="P21" style:family="paragraph" style:parent-style-name="Method_20_Code_20_Listing">
      <style:text-properties fo:color="#000080"/>
    </style:style>
    <style:style style:name="P22" style:family="paragraph" style:parent-style-name="Method_20_Code_20_Listing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24" style:family="paragraph" style:parent-style-name="Method_20_Body">
      <style:paragraph-properties fo:margin-left="2.501cm" fo:margin-right="0cm" fo:text-indent="0cm" style:auto-text-indent="false"/>
    </style:style>
    <style:style style:name="P25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26" style:family="paragraph" style:parent-style-name="Class_20_Title" style:master-page-name="Standard">
      <style:paragraph-properties style:page-number="auto"/>
    </style:style>
    <style:style style:name="P27" style:family="paragraph" style:parent-style-name="Criteria_20_Title">
      <style:text-properties fo:color="#0000ff"/>
    </style:style>
    <style:style style:name="P28" style:family="paragraph" style:parent-style-name="Criteria_20_Body" style:list-style-name="L1"/>
    <style:style style:name="P29" style:family="paragraph" style:parent-style-name="Criteria_20_Body" style:list-style-name="L1">
      <style:text-properties fo:color="#0000ff" style:font-name="DejaVu Serif2" fo:font-size="11pt" style:font-size-asian="11pt" style:font-size-complex="11pt"/>
    </style:style>
    <style:style style:name="P30" style:family="paragraph" style:parent-style-name="Coding_20_Title">
      <style:paragraph-properties fo:break-before="page"/>
    </style:style>
    <style:style style:name="P31" style:family="paragraph" style:parent-style-name="Method_20_Title">
      <style:paragraph-properties fo:break-before="page"/>
    </style:style>
    <style:style style:name="P32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33" style:family="paragraph" style:parent-style-name="Method_20_Title">
      <style:paragraph-properties fo:break-before="page"/>
      <style:text-properties fo:font-size="11pt" style:text-underline-style="none" fo:font-weight="bold" fo:background-color="transparent" style:font-name-asian="Monospace" style:font-size-asian="11pt" style:font-weight-asian="bold" style:font-name-complex="Monospace" style:font-size-complex="11pt" style:font-weight-complex="bold"/>
    </style:style>
    <style:style style:name="P34" style:family="paragraph" style:parent-style-name="Method_20_Title">
      <style:paragraph-properties fo:break-before="page"/>
      <style:text-properties fo:font-size="10pt" fo:font-weight="bold" fo:background-color="transparent" style:font-weight-asian="bold" style:font-weight-complex="bold"/>
    </style:style>
    <style:style style:name="P35" style:family="paragraph" style:parent-style-name="Method_20_Code_20_Listing">
      <style:text-properties fo:color="#000080"/>
    </style:style>
    <style:style style:name="P36" style:family="paragraph" style:parent-style-name="Method_20_Code_20_Listing">
      <style:text-properties fo:color="#000080" style:font-name="DejaVu Sans Mono1" fo:font-size="9pt" style:font-name-asian="Monospace" style:font-size-asian="9pt" style:font-name-complex="Monospace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39" style:family="paragraph" style:parent-style-name="Standard" style:list-style-name="L1"/>
    <style:style style:name="P40" style:family="paragraph" style:parent-style-name="Standard" style:list-style-name="L1">
      <style:text-properties fo:color="#0000ff" style:font-name="DejaVu Serif2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3" style:family="text">
      <style:text-properties fo:color="#0000ff" style:font-name="DejaVu Serif2" fo:font-size="11pt" style:font-size-asian="11pt" style:font-size-complex="11pt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size-asian="11pt" style:font-style-asian="normal" style:font-size-complex="11pt" style:font-style-complex="normal" style:font-weight-complex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color="#0000ff" style:font-name="DejaVu Serif2" fo:font-size="11pt" fo:letter-spacing="normal" fo:font-style="normal" fo:font-weight="normal" style:font-size-asian="11pt" style:font-size-complex="11pt"/>
    </style:style>
    <style:style style:name="T9" style:family="text">
      <style:text-properties fo:color="#000000"/>
    </style:style>
    <style:style style:name="T10" style:family="text">
      <style:text-properties fo:color="#000080"/>
    </style:style>
    <style:style style:name="T11" style:family="text">
      <style:text-properties fo:color="#000080" style:font-name="DejaVu Sans Mono1" fo:font-size="9pt" style:font-name-asian="Monospace" style:font-size-asian="9pt" style:font-name-complex="Monospace" style:font-size-complex="9pt"/>
    </style:style>
    <style:style style:name="T12" style:family="text">
      <style:text-properties fo:color="#000080" fo:font-weight="bold" style:font-weight-asian="bold" style:font-weight-complex="bold"/>
    </style:style>
    <style:style style:name="T13" style:family="text">
      <style:text-properties style:font-name="DejaVu Serif2"/>
    </style:style>
    <style:style style:name="T14" style:family="text">
      <style:text-properties style:font-name="DejaVu Serif2" fo:font-size="11pt" style:font-size-asian="11pt" style:font-size-complex="11pt"/>
    </style:style>
    <style:style style:name="T15" style:family="text">
      <style:text-properties style:font-name-asian="Monospace" style:font-size-asian="11pt" style:font-name-complex="Monospace" style:font-size-complex="11pt"/>
    </style:style>
    <style:style style:name="T16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Stream\FileObject</text:h>
      <text:p text:style-name="P3"/>
      <text:p text:style-name="Class_20_Description">The <text:span text:style-name="T1">Stream\FileObject</text:span> class extends the FileIO\FileObject class to provide additional stream-related functions.</text:p>
      <text:p text:style-name="Method_20_Body"/>
      <text:h text:style-name="P27" text:outline-level="2">Design criteria and considerations</text:h>
      <text:p text:style-name="P2"/>
      <text:p text:style-name="Criteria_20_Body">Among the design considerations for the <text:span text:style-name="Class_20_Variables">Stream\FileObject</text:span> class are:</text:p>
      <text:p text:style-name="Criteria_20_Body"/>
      <text:list xml:id="list172259750" text:style-name="L1">
        <text:list-item>
          <text:p text:style-name="P28">The <text:span text:style-name="Class_20_Variables">Stream\FileObject</text:span> class extends the <text:span text:style-name="Class_20_Variables">FileIO\FileInfo</text:span> class and inherits the public and protected methods and properties of that class;</text:p>
        </text:list-item>
        <text:list-item>
          <text:p text:style-name="P39">Since the <text:span text:style-name="Class_20_Variables">FileIO\FileObject</text:span> class extends the <text:span text:style-name="Class_20_Variables">FileIO\FileInfo class</text:span>, the <text:span text:style-name="Class_20_Variables">FileIO\FileInfo</text:span> class public and protected methods and properties are also inherited;</text:p>
        </text:list-item>
        <text:list-item>
          <text:p text:style-name="P28">The <text:span text:style-name="Class_20_Variables">Stream\FileObject</text:span> class uses the<text:span text:style-name="Class_20_Variables"><text:span text:style-name="T4"> </text:span></text:span><text:span text:style-name="Class_20_Variables"><text:span text:style-name="T5">Stream\Exception</text:span></text:span><text:span text:style-name="Class_20_Variables"><text:span text:style-name="T4"> to notify the caller about an error situation;</text:span></text:span></text:p>
        </text:list-item>
        <text:list-item>
          <text:p text:style-name="P28"><text:span text:style-name="T8">The class constructor creates a new </text:span><text:span text:style-name="Class_20_Variables">FileIO</text:span><text:span text:style-name="Class_20_Variables">\FileObject</text:span><text:span text:style-name="T8"> and opens the specified file name;</text:span></text:p>
        </text:list-item>
        <text:list-item>
          <text:p text:style-name="P29"><text:span text:style-name="T7">The </text:span><text:span text:style-name="Class_20_Variables"><text:span text:style-name="T6">Stream\FileObject</text:span></text:span><text:span text:style-name="T7"> class implements the </text:span><text:span text:style-name="Class_20_Variables"><text:span text:style-name="T6">RecursiveIterator</text:span></text:span><text:span text:style-name="T7"> and </text:span><text:span text:style-name="Class_20_Variables"><text:span text:style-name="T6">SeekableIterator</text:span></text:span><text:span text:style-name="T7"> interfaces;</text:span></text:p>
        </text:list-item>
        <text:list-item>
          <text:p text:style-name="P40"><text:span text:style-name="T7">The </text:span><text:span text:style-name="Class_20_Variables"><text:span text:style-name="T6">Stream\FileObject</text:span></text:span><text:span text:style-name="T7"> uses the </text:span><text:span text:style-name="Class_20_Variables"><text:span text:style-name="T6">Library\Stream</text:span></text:span><text:span text:style-name="T7"> namespace.</text:span></text:p>
        </text:list-item>
      </text:list>
      <text:p text:style-name="Criteria_20_Body"/>
      <text:p text:style-name="Criteria_20_Body"/>
      <text:h text:style-name="P31" text:outline-level="5">Inherited Class Constants</text:h>
      <text:p text:style-name="Method_20_Body"/>
      <text:p text:style-name="Method_20_Body">The <text:span text:style-name="Class_20_Variables">Stream\FileObject</text:span> class extends the <text:span text:style-name="Class_20_Variables">FileIO\FileObject</text:span> class and inherits the following constant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Constant</text:p>
          </table:table-cell>
          <table:table-cell table:style-name="Table4.B1" office:value-type="string">
            <text:p text:style-name="P4">Description</text:p>
          </table:table-cell>
        </table:table-row>
        <table:table-row>
          <table:table-cell table:style-name="Table4.A2" office:value-type="string">
            <text:p text:style-name="P7">DROP_NEW_LINE</text:p>
          </table:table-cell>
          <table:table-cell table:style-name="Table4.B2" office:value-type="string">
            <text:p text:style-name="P9">Drop new lines on input.</text:p>
          </table:table-cell>
        </table:table-row>
        <table:table-row>
          <table:table-cell table:style-name="Table4.A2" office:value-type="string">
            <text:p text:style-name="P7">READ_AHEAD</text:p>
          </table:table-cell>
          <table:table-cell table:style-name="Table4.B2" office:value-type="string">
            <text:p text:style-name="P9"><text:span text:style-name="T2">Read the next line automatically following a rewind/next/seek</text:span>.</text:p>
          </table:table-cell>
        </table:table-row>
        <table:table-row>
          <table:table-cell table:style-name="Table4.A2" office:value-type="string">
            <text:p text:style-name="P7">SKIP_EMPTY</text:p>
          </table:table-cell>
          <table:table-cell table:style-name="Table4.B2" office:value-type="string">
            <text:p text:style-name="P9">Skip empty lines on input.</text:p>
          </table:table-cell>
        </table:table-row>
        <table:table-row>
          <table:table-cell table:style-name="Table4.A2" office:value-type="string">
            <text:p text:style-name="P7">READ_CSV</text:p>
          </table:table-cell>
          <table:table-cell table:style-name="Table4.B2" office:value-type="string">
            <text:p text:style-name="P9">Read the file as a CSV file.</text:p>
          </table:table-cell>
        </table:table-row>
        <table:table-row>
          <table:table-cell table:style-name="Table4.A2" office:value-type="string">
            <text:p text:style-name="P7">MASK</text:p>
          </table:table-cell>
          <table:table-cell table:style-name="Table4.B2" office:value-type="string">
            <text:p text:style-name="P9">Used to mask the options to a single byte value.</text:p>
          </table:table-cell>
        </table:table-row>
      </table:table>
      <text:p text:style-name="Method_20_Body"/>
      <text:p text:style-name="Method_20_Body"/>
      <text:h text:style-name="Method_20_Title" text:outline-level="5">Class Properties</text:h>
      <text:p text:style-name="Method_20_Body"/>
      <text:p text:style-name="Method_20_Body">The <text:span text:style-name="Class_20_Variables">Stream\FileObject</text:span> class defines the following propertie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roperty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6">$buffer</text:p>
          </table:table-cell>
          <table:table-cell table:style-name="Table1.B2" office:value-type="string">
            <text:p text:style-name="P9">Stream I/O buffer.</text:p>
          </table:table-cell>
        </table:table-row>
        <table:table-row>
          <table:table-cell table:style-name="Table1.A2" office:value-type="string">
            <text:p text:style-name="P6">$header</text:p>
          </table:table-cell>
          <table:table-cell table:style-name="Table1.B2" office:value-type="string">
            <text:p text:style-name="P9">I/O header contents, if present.</text:p>
          </table:table-cell>
        </table:table-row>
        <table:table-row>
          <table:table-cell table:style-name="Table1.A2" office:value-type="string">
            <text:h text:style-name="P32" text:outline-level="5">$streamInfo</text:h>
          </table:table-cell>
          <table:table-cell table:style-name="Table1.B2" office:value-type="string">
            <text:p text:style-name="Method_20_Table_20_Description">Stream information from last connect.</text:p>
          </table:table-cell>
        </table:table-row>
        <table:table-row>
          <table:table-cell table:style-name="Table1.A2" office:value-type="string">
            <text:p text:style-name="P6">$context</text:p>
          </table:table-cell>
          <table:table-cell table:style-name="Table1.B2" office:value-type="string">
            <text:p text:style-name="Method_20_Table_20_Description">Stream context.</text:p>
          </table:table-cell>
        </table:table-row>
      </table:table>
      <text:p text:style-name="Method_20_Body"/>
      <text:h text:style-name="Method_20_Title" text:outline-level="5">Inherited Class Properties</text:h>
      <text:p text:style-name="Method_20_Body"/>
      <text:p text:style-name="Method_20_Body">The <text:span text:style-name="Class_20_Variables">Stream\FileObject</text:span> class extends the <text:span text:style-name="Class_20_Variables">FileIO\FileObject</text:span> class and inherits the following properties:</text:p>
      <text:p text:style-name="Method_20_Body"/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4">Property</text:p>
            </table:table-cell>
            <table:table-cell table:style-name="Table6.B1" office:value-type="string">
              <text:p text:style-name="P4">Description</text:p>
            </table:table-cell>
          </table:table-row>
        </table:table-header-rows>
        <table:table-row>
          <table:table-cell table:style-name="Table6.A2" office:value-type="string">
            <text:p text:style-name="P6">$handle</text:p>
          </table:table-cell>
          <table:table-cell table:style-name="Table6.B2" office:value-type="string">
            <text:p text:style-name="P9">The file handle for accessing the file resource.</text:p>
          </table:table-cell>
        </table:table-row>
        <table:table-row>
          <table:table-cell table:style-name="Table6.A2" office:value-type="string">
            <text:p text:style-name="P6">$flags</text:p>
          </table:table-cell>
          <table:table-cell table:style-name="Table6.B2" office:value-type="string">
            <text:p text:style-name="P9">An integer containing the option flags.</text:p>
          </table:table-cell>
        </table:table-row>
        <table:table-row>
          <table:table-cell table:style-name="Table6.A2" office:value-type="string">
            <text:p text:style-name="P6">$csvControl</text:p>
          </table:table-cell>
          <table:table-cell table:style-name="Table6.B2" office:value-type="string">
            <text:p text:style-name="P9"><text:span text:style-name="T2">Array containing the csv control field names and associated character ('delimiter', 'enclosure', 'escape')</text:span>.</text:p>
          </table:table-cell>
        </table:table-row>
        <table:table-row>
          <table:table-cell table:style-name="Table6.A2" office:value-type="string">
            <text:p text:style-name="P6">$mode</text:p>
          </table:table-cell>
          <table:table-cell table:style-name="Table6.B2" office:value-type="string">
            <text:p text:style-name="P9">The file open mode.</text:p>
          </table:table-cell>
        </table:table-row>
        <table:table-row>
          <table:table-cell table:style-name="Table6.A2" office:value-type="string">
            <text:p text:style-name="P6">$context</text:p>
          </table:table-cell>
          <table:table-cell table:style-name="Table6.B2" office:value-type="string">
            <text:p text:style-name="P9">The stream context, or null</text:p>
          </table:table-cell>
        </table:table-row>
        <table:table-row>
          <table:table-cell table:style-name="Table6.A2" office:value-type="string">
            <text:p text:style-name="P6">$maxLineLen</text:p>
          </table:table-cell>
          <table:table-cell table:style-name="Table6.B2" office:value-type="string">
            <text:p text:style-name="P12">The optional maximum line length for fgets and fwrite, 0 = no limit</text:p>
          </table:table-cell>
        </table:table-row>
        <table:table-row>
          <table:table-cell table:style-name="Table6.A2" office:value-type="string">
            <text:p text:style-name="P6">$currentLineNum</text:p>
          </table:table-cell>
          <table:table-cell table:style-name="Table6.B2" office:value-type="string">
            <text:p text:style-name="P9">The file input line number.</text:p>
          </table:table-cell>
        </table:table-row>
        <table:table-row>
          <table:table-cell table:style-name="Table6.A2" office:value-type="string">
            <text:p text:style-name="P6">$currentLine</text:p>
          </table:table-cell>
          <table:table-cell table:style-name="Table6.B2" office:value-type="string">
            <text:p text:style-name="P9">The contents of the current input line.</text:p>
          </table:table-cell>
        </table:table-row>
        <text:soft-page-break/>
        <table:table-row>
          <table:table-cell table:style-name="Table6.A2" office:value-type="string">
            <text:p text:style-name="P6">$currentLineLen</text:p>
          </table:table-cell>
          <table:table-cell table:style-name="Table6.B2" office:value-type="string">
            <text:p text:style-name="P9">The current input line length.</text:p>
          </table:table-cell>
        </table:table-row>
        <table:table-row>
          <table:table-cell table:style-name="Table6.A2" office:value-type="string">
            <text:p text:style-name="P6">$currentArray</text:p>
          </table:table-cell>
          <table:table-cell table:style-name="Table6.B2" office:value-type="string">
            <text:p text:style-name="P12">The input buffer converted to an array (if the currentLine contains CSV data)</text:p>
          </table:table-cell>
        </table:table-row>
      </table:table>
      <text:p text:style-name="Method_20_Body"/>
      <text:h text:style-name="Method_20_Title" text:outline-level="5">Class Methods</text:h>
      <text:p text:style-name="Method_20_Body"/>
      <text:p text:style-name="Method_20_Body">The <text:span text:style-name="Class_20_Variables">Stream\FileObject</text:span> class defines the following properties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Method</text:p>
          </table:table-cell>
          <table:table-cell table:style-name="Table7.B1" office:value-type="string">
            <text:p text:style-name="P4">Description</text:p>
          </table:table-cell>
        </table:table-row>
        <table:table-row>
          <table:table-cell table:style-name="Table7.A2" office:value-type="string">
            <text:p text:style-name="P6"><text:a xlink:type="simple" xlink:href="#__construct">__construct</text:a></text:p>
          </table:table-cell>
          <table:table-cell table:style-name="Table7.B2" office:value-type="string">
            <text:p text:style-name="P9">Class constructor.</text:p>
          </table:table-cell>
        </table:table-row>
        <table:table-row>
          <table:table-cell table:style-name="Table7.A2" office:value-type="string">
            <text:p text:style-name="P6"><text:a xlink:type="simple" xlink:href="#__destruct">__destruct</text:a></text:p>
          </table:table-cell>
          <table:table-cell table:style-name="Table7.B2" office:value-type="string">
            <text:p text:style-name="P9">Class destructor.</text:p>
          </table:table-cell>
        </table:table-row>
        <table:table-row>
          <table:table-cell table:style-name="Table7.A2" office:value-type="string">
            <text:p text:style-name="P6"><text:a xlink:type="simple" xlink:href="#getLine">getLine</text:a></text:p>
          </table:table-cell>
          <table:table-cell table:style-name="Table7.B2" office:value-type="string">
            <text:p text:style-name="P9">Read the next line from the stream.</text:p>
          </table:table-cell>
        </table:table-row>
        <table:table-row>
          <table:table-cell table:style-name="Table7.A2" office:value-type="string">
            <text:h text:style-name="P32" text:outline-level="5"><text:a xlink:type="simple" xlink:href="#getStream">getStream</text:a></text:h>
          </table:table-cell>
          <table:table-cell table:style-name="Table7.B2" office:value-type="string">
            <text:p text:style-name="Method_20_Table_20_Description">Returns the stream contents.</text:p>
          </table:table-cell>
        </table:table-row>
        <table:table-row>
          <table:table-cell table:style-name="Table7.A2" office:value-type="string">
            <text:p text:style-name="P6"><text:a xlink:type="simple" xlink:href="#getContents">getContents</text:a></text:p>
          </table:table-cell>
          <table:table-cell table:style-name="Table7.B2" office:value-type="string">
            <text:p text:style-name="Method_20_Table_20_Description">Read the stream.</text:p>
          </table:table-cell>
        </table:table-row>
        <table:table-row>
          <table:table-cell table:style-name="Table7.A2" office:value-type="string">
            <text:p text:style-name="P6"><text:a xlink:type="simple" xlink:href="#streamInfo">streamInfo</text:a></text:p>
          </table:table-cell>
          <table:table-cell table:style-name="Table7.B2" office:value-type="string">
            <text:p text:style-name="P9">Read the streamInfo array (meta_data).</text:p>
          </table:table-cell>
        </table:table-row>
        <table:table-row>
          <table:table-cell table:style-name="Table7.A2" office:value-type="string">
            <text:p text:style-name="P6"><text:a xlink:type="simple" xlink:href="#extractHeader">extractHeader</text:a></text:p>
          </table:table-cell>
          <table:table-cell table:style-name="Table7.B2" office:value-type="string">
            <text:p text:style-name="P9">Extract the header from the buffer and return the (shortened) buffer.</text:p>
          </table:table-cell>
        </table:table-row>
        <table:table-row>
          <table:table-cell table:style-name="Table7.A2" office:value-type="string">
            <text:p text:style-name="P6"><text:a xlink:type="simple" xlink:href="#isTimeout">isTimeout</text:a></text:p>
          </table:table-cell>
          <table:table-cell table:style-name="Table7.B2" office:value-type="string">
            <text:p text:style-name="Method_20_Table_20_Description">Check if there was a timeout.</text:p>
          </table:table-cell>
        </table:table-row>
        <table:table-row>
          <table:table-cell table:style-name="Table7.A2" office:value-type="string">
            <text:h text:style-name="P32" text:outline-level="5"><text:a xlink:type="simple" xlink:href="#isLocal">isLocal</text:a></text:h>
          </table:table-cell>
          <table:table-cell table:style-name="Table7.B2" office:value-type="string">
            <text:p text:style-name="Method_20_Table_20_Description">Check if this is a local file stream.</text:p>
          </table:table-cell>
        </table:table-row>
        <table:table-row>
          <table:table-cell table:style-name="Table7.A2" office:value-type="string">
            <text:p text:style-name="P6"><text:a xlink:type="simple" xlink:href="#isLockable">isLockable</text:a></text:p>
          </table:table-cell>
          <table:table-cell table:style-name="Table7.B2" office:value-type="string">
            <text:p text:style-name="P9">Returns true if stream can be locked using the PHP <text:span text:style-name="T1">flock</text:span> function.</text:p>
          </table:table-cell>
        </table:table-row>
        <table:table-row>
          <table:table-cell table:style-name="Table7.A2" office:value-type="string">
            <text:p text:style-name="P6"><text:a xlink:type="simple" xlink:href="#setTimeout">setTimeout</text:a></text:p>
          </table:table-cell>
          <table:table-cell table:style-name="Table7.B2" office:value-type="string">
            <text:p text:style-name="P9">Set the timeout for this stream in seconds and microseconds.</text:p>
          </table:table-cell>
        </table:table-row>
        <table:table-row>
          <table:table-cell table:style-name="Table7.A2" office:value-type="string">
            <text:p text:style-name="P6"><text:a xlink:type="simple" xlink:href="#createContext">createContext</text:a></text:p>
          </table:table-cell>
          <table:table-cell table:style-name="Table7.B2" office:value-type="string">
            <text:p text:style-name="P9">Get a stream context for the supplied options.</text:p>
          </table:table-cell>
        </table:table-row>
        <table:table-row>
          <table:table-cell table:style-name="Table7.A2" office:value-type="string">
            <text:p text:style-name="P6"><text:a xlink:type="simple" xlink:href="#buffer">buffer</text:a></text:p>
          </table:table-cell>
          <table:table-cell table:style-name="Table7.B2" office:value-type="string">
            <text:p text:style-name="P9">Returns, or sets and returns, a copy of the input buffer.</text:p>
          </table:table-cell>
        </table:table-row>
        <table:table-row>
          <table:table-cell table:style-name="Table7.A2" office:value-type="string">
            <text:p text:style-name="P6"><text:a xlink:type="simple" xlink:href="#header">header</text:a></text:p>
          </table:table-cell>
          <table:table-cell table:style-name="Table7.B2" office:value-type="string">
            <text:p text:style-name="P9">Returns a copy of the stream header buffer.</text:p>
          </table:table-cell>
        </table:table-row>
      </table:table>
      <text:p text:style-name="Method_20_Body"/>
      <text:h text:style-name="Method_20_Title" text:outline-level="5">Inherited Class Methods</text:h>
      <text:p text:style-name="Method_20_Body"/>
      <text:p text:style-name="Method_20_Body">The Stream\FileObject class extends the <text:span text:style-name="Class_20_Variables">FileIO\FileObject</text:span> class and inherits the following methods:</text:p>
      <text:p text:style-name="Method_20_Body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4">Method</text:p>
            </table:table-cell>
            <table:table-cell table:style-name="Table2.B1" office:value-type="string">
              <text:p text:style-name="P4">Description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5"><text:a xlink:type="simple" xlink:href="#construct"><text:span text:style-name="T14">__construct</text:span></text:a></text:p>
          </table:table-cell>
          <table:table-cell table:style-name="Table2.B2" office:value-type="string">
            <text:p text:style-name="P9">Class constructor</text:p>
          </table:table-cell>
        </table:table-row>
        <table:table-row table:style-name="Table2.2">
          <table:table-cell table:style-name="Table2.A2" office:value-type="string">
            <text:h text:style-name="P33" text:outline-level="5"><text:a xlink:type="simple" xlink:href="#call"><text:span text:style-name="T13">__call</text:span></text:a></text:h>
          </table:table-cell>
          <table:table-cell table:style-name="Table2.B2" office:value-type="string">
            <text:p text:style-name="P11">Trap call to non-existent method and redirect, if valid.</text:p>
          </table:table-cell>
        </table:table-row>
        <table:table-row table:style-name="Table2.2">
          <table:table-cell table:style-name="Table2.A2" office:value-type="string">
            <text:p text:style-name="P8"><text:a xlink:type="simple" xlink:href="#fgetc">fgetc</text:a></text:p>
          </table:table-cell>
          <table:table-cell table:style-name="Table2.B2" office:value-type="string">
            <text:p text:style-name="P9">Returns the next character in the file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fgets"><text:span text:style-name="T14">fgets</text:span></text:a></text:p>
          </table:table-cell>
          <table:table-cell table:style-name="Table2.B2" office:value-type="string">
            <text:p text:style-name="P9">Returns the next line in the file.</text:p>
          </table:table-cell>
        </table:table-row>
        <text:soft-page-break/>
        <table:table-row table:style-name="Table2.2">
          <table:table-cell table:style-name="Table2.A2" office:value-type="string">
            <text:p text:style-name="P5"><text:a xlink:type="simple" xlink:href="#fgetss"><text:span text:style-name="T14">fgetss</text:span></text:a></text:p>
          </table:table-cell>
          <table:table-cell table:style-name="Table2.B2" office:value-type="string">
            <text:p text:style-name="P14">Returns the next line from the file after stripping any HTML tags present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fgetcsv"><text:span text:style-name="T14">fgetcsv</text:span></text:a></text:p>
          </table:table-cell>
          <table:table-cell table:style-name="Table2.B2" office:value-type="string">
            <text:p text:style-name="P10">Returns the next line from the <text:span text:style-name="T1">csv</text:span> file as an indexed array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fscanf"><text:span text:style-name="T14">fscanf</text:span></text:a></text:p>
          </table:table-cell>
          <table:table-cell table:style-name="Table2.B2" office:value-type="string">
            <text:p text:style-name="P10">Parses input from a file according to a format and returns the result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fputcsv"><text:span text:style-name="T14">fputcsv</text:span></text:a></text:p>
          </table:table-cell>
          <table:table-cell table:style-name="Table2.B2" office:value-type="string">
            <text:p text:style-name="P14">Format an array of fields as a CSV text entry and write to the file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fwrite"><text:span text:style-name="T14">fwrite</text:span></text:a></text:p>
          </table:table-cell>
          <table:table-cell table:style-name="Table2.B2" office:value-type="string">
            <text:p text:style-name="P14">Write the next line to the file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fseek"><text:span text:style-name="T14">fseek</text:span></text:a></text:p>
          </table:table-cell>
          <table:table-cell table:style-name="Table2.B2" office:value-type="string">
            <text:p text:style-name="P14">Seek to the requested record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fflush"><text:span text:style-name="T14">fflush</text:span></text:a></text:p>
          </table:table-cell>
          <table:table-cell table:style-name="Table2.B2" office:value-type="string">
            <text:p text:style-name="P10">Flush all pending output to the file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ftruncate"><text:span text:style-name="T14">ftruncate</text:span></text:a></text:p>
          </table:table-cell>
          <table:table-cell table:style-name="Table2.B2" office:value-type="string">
            <text:p text:style-name="P10">Truncate the file to the specified size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flock"><text:span text:style-name="T14">flock</text:span></text:a></text:p>
          </table:table-cell>
          <table:table-cell table:style-name="Table2.B2" office:value-type="string">
            <text:p text:style-name="P10">Attempt to lock the file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fstat"><text:span text:style-name="T14">fstat</text:span></text:a></text:p>
          </table:table-cell>
          <table:table-cell table:style-name="Table2.B2" office:value-type="string">
            <text:p text:style-name="P10">Return information about the file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ftell"><text:span text:style-name="T14">ftell</text:span></text:a></text:p>
          </table:table-cell>
          <table:table-cell table:style-name="Table2.B2" office:value-type="string">
            <text:p text:style-name="P10">Returns the current position of the file pointer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fpassthru"><text:span text:style-name="T14">fpassthru</text:span></text:a></text:p>
          </table:table-cell>
          <table:table-cell table:style-name="Table2.B2" office:value-type="string">
            <text:p text:style-name="P9">Reads to EOF on the given file pointer from the current position and writes the results to the output buffer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eof"><text:span text:style-name="T14">eof</text:span></text:a></text:p>
          </table:table-cell>
          <table:table-cell table:style-name="Table2.B2" office:value-type="string">
            <text:p text:style-name="P10">Returns the end-of-file status for the file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getFlags"><text:span text:style-name="T14">getFlags</text:span></text:a></text:p>
          </table:table-cell>
          <table:table-cell table:style-name="Table2.B2" office:value-type="string">
            <text:p text:style-name="P9">Returns the flags settings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setFlags"><text:span text:style-name="T14">setFlags</text:span></text:a></text:p>
          </table:table-cell>
          <table:table-cell table:style-name="Table2.B2" office:value-type="string">
            <text:p text:style-name="P13">Set the flags settings.</text:p>
          </table:table-cell>
        </table:table-row>
        <table:table-row table:style-name="Table2.2">
          <table:table-cell table:style-name="Table2.A2" office:value-type="string">
            <text:h text:style-name="P34" text:outline-level="5"><text:a xlink:type="simple" xlink:href="#getCsvControl"><text:span text:style-name="T14">getCsvControl</text:span></text:a></text:h>
          </table:table-cell>
          <table:table-cell table:style-name="Table2.B2" office:value-type="string">
            <text:p text:style-name="P9">Returns the csv control variables in an array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setCsvControl"><text:span text:style-name="T14">setCsvControl</text:span></text:a></text:p>
          </table:table-cell>
          <table:table-cell table:style-name="Table2.B2" office:value-type="string">
            <text:p text:style-name="P10">Set the csv control flags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getMaxLineLen"><text:span text:style-name="T14">getMaxLineLen</text:span></text:a></text:p>
          </table:table-cell>
          <table:table-cell table:style-name="Table2.B2" office:value-type="string">
            <text:p text:style-name="P10">Returns the maximum line length setting.</text:p>
          </table:table-cell>
        </table:table-row>
        <table:table-row table:style-name="Table2.2">
          <table:table-cell table:style-name="Table2.A2" office:value-type="string">
            <text:h text:style-name="P34" text:outline-level="5"><text:a xlink:type="simple" xlink:href="#setMaxLineLen"><text:span text:style-name="T14">setMaxLineLen</text:span></text:a></text:h>
          </table:table-cell>
          <table:table-cell table:style-name="Table2.B2" office:value-type="string">
            <text:p text:style-name="P9">Set the maximum line length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current"><text:span text:style-name="T14">current</text:span></text:a></text:p>
          </table:table-cell>
          <table:table-cell table:style-name="Table2.B2" office:value-type="string">
            <text:p text:style-name="P9">Returns the current line in the file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key"><text:span text:style-name="T14">key</text:span></text:a></text:p>
          </table:table-cell>
          <table:table-cell table:style-name="Table2.B2" office:value-type="string">
            <text:p text:style-name="P9">Returns the current line number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next"><text:span text:style-name="T14">next</text:span></text:a></text:p>
          </table:table-cell>
          <table:table-cell table:style-name="Table2.B2" office:value-type="string">
            <text:p text:style-name="P9">Move the line number to the next line in the file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rewind"><text:span text:style-name="T14">rewind</text:span></text:a></text:p>
          </table:table-cell>
          <table:table-cell table:style-name="Table2.B2" office:value-type="string">
            <text:p text:style-name="P9">Rewind to the first line of the file, and get the line if the <text:span text:style-name="T1">READ_AHEAD</text:span> flag is set.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#valid"><text:span text:style-name="T14">valid</text:span></text:a></text:p>
          </table:table-cell>
          <table:table-cell table:style-name="Table2.B2" office:value-type="string">
            <text:p text:style-name="P14">Returns true if the file is not at end-of-file, false if it is.</text:p>
          </table:table-cell>
        </table:table-row>
        <table:table-row table:style-name="Table2.2">
          <table:table-cell table:style-name="Table2.A2" office:value-type="string">
            <text:p text:style-name="P8"><text:a xlink:type="simple" xlink:href="#seek">seek</text:a></text:p>
          </table:table-cell>
          <table:table-cell table:style-name="Table2.B2" office:value-type="string">
            <text:p text:style-name="P14">Seek to the requested line number.</text:p>
          </table:table-cell>
        </table:table-row>
        <table:table-row table:style-name="Table2.2">
          <table:table-cell table:style-name="Table2.A2" office:value-type="string">
            <text:p text:style-name="P8"><text:a xlink:type="simple" xlink:href="#hasChildren">hasChildren</text:a></text:p>
          </table:table-cell>
          <table:table-cell table:style-name="Table2.B2" office:value-type="string">
            <text:p text:style-name="P14">Always returns false.</text:p>
          </table:table-cell>
        </table:table-row>
        <table:table-row table:style-name="Table2.2">
          <table:table-cell table:style-name="Table2.A2" office:value-type="string">
            <text:p text:style-name="P8"><text:a xlink:type="simple" xlink:href="#getChildren">getChildren</text:a></text:p>
          </table:table-cell>
          <table:table-cell table:style-name="Table2.B2" office:value-type="string">
            <text:p text:style-name="P14">Returns null.</text:p>
          </table:table-cell>
        </table:table-row>
        <table:table-row table:style-name="Table2.2">
          <table:table-cell table:style-name="Table2.A2" office:value-type="string">
            <text:p text:style-name="P8"><text:a xlink:type="simple" xlink:href="#toString">__toString</text:a></text:p>
          </table:table-cell>
          <table:table-cell table:style-name="Table2.B2" office:value-type="string">
            <text:p text:style-name="P14">Returns the current record as a string.</text:p>
          </table:table-cell>
        </table:table-row>
      </table:table>
      <text:p text:style-name="Method_20_Body"/>
      <text:p text:style-name="Method_20_Body"/>
      <text:p text:style-name="P17">Since the <text:span text:style-name="Class_20_Variables">FileIO\FileObject</text:span> class extends <text:span text:style-name="Class_20_Variables">FileIO\FileInfo</text:span> class, the following methods are also inherited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4">Method</text:p>
            </table:table-cell>
            <table:table-cell table:style-name="Table3.B1" office:value-type="string">
              <text:p text:style-name="P4">Description</text:p>
            </table:table-cell>
          </table:table-row>
        </table:table-header-rows>
        <table:table-row>
          <table:table-cell table:style-name="Table3.A2" office:value-type="string">
            <text:p text:style-name="P5"><text:a xlink:type="simple" xlink:href="#getBasename">getATime</text:a></text:p>
          </table:table-cell>
          <table:table-cell table:style-name="Table3.B2" office:value-type="string">
            <text:p text:style-name="P9">Returns the last access time of the file</text:p>
          </table:table-cell>
        </table:table-row>
        <table:table-row>
          <table:table-cell table:style-name="Table3.A2" office:value-type="string">
            <text:p text:style-name="P5"><text:a xlink:type="simple" xlink:href="#getBasename">getBasename</text:a></text:p>
          </table:table-cell>
          <table:table-cell table:style-name="Table3.B2" office:value-type="string">
            <text:p text:style-name="P9">Returns the trailing name component of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5"><text:a xlink:type="simple" xlink:href="#getCTime">getCTime</text:a></text:p>
          </table:table-cell>
          <table:table-cell table:style-name="Table3.B2" office:value-type="string">
            <text:p text:style-name="P9">Returns the file's inode change time.</text:p>
          </table:table-cell>
        </table:table-row>
        <table:table-row>
          <table:table-cell table:style-name="Table3.A2" office:value-type="string">
            <text:p text:style-name="P5"><text:a xlink:type="simple" xlink:href="#getExtension">getExtension</text:a></text:p>
          </table:table-cell>
          <table:table-cell table:style-name="Table3.B2" office:value-type="string">
            <text:p text:style-name="P9">Returns the file extension from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5"><text:a xlink:type="simple" xlink:href="#getFileInfo">getFileInfo</text:a></text:p>
          </table:table-cell>
          <table:table-cell table:style-name="Table3.B2" office:value-type="string">
            <text:p text:style-name="P9">Return a <text:span text:style-name="Class_20_Variables">FileIO\FileInfo</text:span> class object for the current file.</text:p>
          </table:table-cell>
        </table:table-row>
        <table:table-row>
          <table:table-cell table:style-name="Table3.A2" office:value-type="string">
            <text:p text:style-name="P5"><text:a xlink:type="simple" xlink:href="#getFileName">getFileName</text:a></text:p>
          </table:table-cell>
          <table:table-cell table:style-name="Table3.B2" office:value-type="string">
            <text:p text:style-name="P9">Return the file name without the path from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5"><text:a xlink:type="simple" xlink:href="#getGroup">getGroup</text:a></text:p>
          </table:table-cell>
          <table:table-cell table:style-name="Table3.B2" office:value-type="string">
            <text:p text:style-name="P9">Returns the file's group-id</text:p>
          </table:table-cell>
        </table:table-row>
        <table:table-row>
          <table:table-cell table:style-name="Table3.A2" office:value-type="string">
            <text:p text:style-name="P5"><text:a xlink:type="simple" xlink:href="#getInode">getInode</text:a></text:p>
          </table:table-cell>
          <table:table-cell table:style-name="Table3.B2" office:value-type="string">
            <text:p text:style-name="P9">Returns the file's inode.</text:p>
          </table:table-cell>
        </table:table-row>
        <table:table-row>
          <table:table-cell table:style-name="Table3.A2" office:value-type="string">
            <text:p text:style-name="P5"><text:a xlink:type="simple" xlink:href="#getLinkTarget">getLinkTarget</text:a></text:p>
          </table:table-cell>
          <table:table-cell table:style-name="Table3.B2" office:value-type="string">
            <text:p text:style-name="P9">Return the target of a filesystem link.</text:p>
          </table:table-cell>
        </table:table-row>
        <table:table-row>
          <table:table-cell table:style-name="Table3.A2" office:value-type="string">
            <text:p text:style-name="P5"><text:a xlink:type="simple" xlink:href="#getMTime">getMTime</text:a></text:p>
          </table:table-cell>
          <table:table-cell table:style-name="Table3.B2" office:value-type="string">
            <text:p text:style-name="P9">Return the file's last modified time.</text:p>
          </table:table-cell>
        </table:table-row>
        <table:table-row>
          <table:table-cell table:style-name="Table3.A2" office:value-type="string">
            <text:p text:style-name="P5"><text:a xlink:type="simple" xlink:href="#getOwner">getOwner</text:a></text:p>
          </table:table-cell>
          <table:table-cell table:style-name="Table3.B2" office:value-type="string">
            <text:p text:style-name="P9">Return the owner-id of the file named in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5"><text:a xlink:type="simple" xlink:href="#getPath">getPath</text:a></text:p>
          </table:table-cell>
          <table:table-cell table:style-name="Table3.B2" office:value-type="string">
            <text:p text:style-name="P9">Get the path to the file named in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5"><text:a xlink:type="simple" xlink:href="#getPathInfo">getPathInfo</text:a></text:p>
          </table:table-cell>
          <table:table-cell table:style-name="Table3.B2" office:value-type="string">
            <text:p text:style-name="P9">Return a new class instance for the <text:span text:style-name="Class_20_Variables">$className</text:span> parameter or a <text:span text:style-name="Class_20_Variables">FileIO\FileInfo</text:span> class object.</text:p>
          </table:table-cell>
        </table:table-row>
        <table:table-row>
          <table:table-cell table:style-name="Table3.A2" office:value-type="string">
            <text:p text:style-name="P5"><text:a xlink:type="simple" xlink:href="#getPathName">getPathName</text:a></text:p>
          </table:table-cell>
          <table:table-cell table:style-name="Table3.B2" office:value-type="string">
            <text:p text:style-name="P9">Returns the path name of the file named in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5"><text:a xlink:type="simple" xlink:href="#getPerms">getPerms</text:a></text:p>
          </table:table-cell>
          <table:table-cell table:style-name="Table3.B2" office:value-type="string">
            <text:p text:style-name="P9">Return the file permissions.</text:p>
          </table:table-cell>
        </table:table-row>
        <table:table-row>
          <table:table-cell table:style-name="Table3.A2" office:value-type="string">
            <text:p text:style-name="P5"><text:a xlink:type="simple" xlink:href="#getRealPath">getRealPath</text:a></text:p>
          </table:table-cell>
          <table:table-cell table:style-name="Table3.B2" office:value-type="string">
            <text:p text:style-name="P9">Returns the real path (absolute path name) of the file name in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5"><text:a xlink:type="simple" xlink:href="#getSize">getSize</text:a></text:p>
          </table:table-cell>
          <table:table-cell table:style-name="Table3.B2" office:value-type="string">
            <text:p text:style-name="P9">Returns the file size.</text:p>
          </table:table-cell>
        </table:table-row>
        <table:table-row>
          <table:table-cell table:style-name="Table3.A2" office:value-type="string">
            <text:p text:style-name="P5"><text:a xlink:type="simple" xlink:href="#getType">getType</text:a></text:p>
          </table:table-cell>
          <table:table-cell table:style-name="Table3.B2" office:value-type="string">
            <text:p text:style-name="P9">Return the type of the file named in the <text:span text:style-name="Class_20_Variables">$fileName</text:span> class variable<text:span text:style-name="T8">.</text:span></text:p>
          </table:table-cell>
        </table:table-row>
        <table:table-row>
          <table:table-cell table:style-name="Table3.A2" office:value-type="string">
            <text:p text:style-name="P5"><text:a xlink:type="simple" xlink:href="#isDir">isDir</text:a></text:p>
          </table:table-cell>
          <table:table-cell table:style-name="Table3.B2" office:value-type="string">
            <text:p text:style-name="P9">Returns true if the file name in the <text:span text:style-name="Class_20_Variables">$fileName</text:span> class variable is a directory.</text:p>
          </table:table-cell>
        </table:table-row>
        <table:table-row>
          <table:table-cell table:style-name="Table3.A2" office:value-type="string">
            <text:p text:style-name="P5"><text:a xlink:type="simple" xlink:href="#isExecuteable">isExecutable</text:a></text:p>
          </table:table-cell>
          <table:table-cell table:style-name="Table3.B2" office:value-type="string">
            <text:p text:style-name="P9">Returns true if the file is executable.</text:p>
          </table:table-cell>
        </table:table-row>
        <table:table-row>
          <table:table-cell table:style-name="Table3.A2" office:value-type="string">
            <text:p text:style-name="P5"><text:a xlink:type="simple" xlink:href="#isFile">isFile</text:a></text:p>
          </table:table-cell>
          <table:table-cell table:style-name="Table3.B2" office:value-type="string">
            <text:p text:style-name="P9">Returns true if the file is a regular file.</text:p>
          </table:table-cell>
        </table:table-row>
        <table:table-row>
          <table:table-cell table:style-name="Table3.A2" office:value-type="string">
            <text:p text:style-name="P5"><text:a xlink:type="simple" xlink:href="#isLink">isLink</text:a></text:p>
          </table:table-cell>
          <table:table-cell table:style-name="Table3.B2" office:value-type="string">
            <text:p text:style-name="P9">Returns true if the file is a linked file.</text:p>
          </table:table-cell>
        </table:table-row>
        <table:table-row>
          <table:table-cell table:style-name="Table3.A2" office:value-type="string">
            <text:p text:style-name="P5"><text:a xlink:type="simple" xlink:href="#isReadable">isReadable</text:a></text:p>
          </table:table-cell>
          <table:table-cell table:style-name="Table3.B2" office:value-type="string">
            <text:p text:style-name="P9">Returns true if the file is readable.</text:p>
          </table:table-cell>
        </table:table-row>
        <table:table-row>
          <table:table-cell table:style-name="Table3.A2" office:value-type="string">
            <text:p text:style-name="P5"><text:a xlink:type="simple" xlink:href="#isWriteable">isWriteable</text:a></text:p>
          </table:table-cell>
          <table:table-cell table:style-name="Table3.B2" office:value-type="string">
            <text:p text:style-name="P9">Returns true if the file is writeable.</text:p>
          </table:table-cell>
        </table:table-row>
        <text:soft-page-break/>
        <table:table-row>
          <table:table-cell table:style-name="Table3.A2" office:value-type="string">
            <text:p text:style-name="P5"><text:a xlink:type="simple" xlink:href="#openFile">openFile</text:a></text:p>
          </table:table-cell>
          <table:table-cell table:style-name="Table3.B2" office:value-type="string">
            <text:p text:style-name="P9">Open the file by creating a <text:span text:style-name="Class_20_Variables">Stream\FileObject</text:span> class derived instance for the file named in the <text:span text:style-name="Class_20_Variables">$fileName</text:span> class variable.</text:p>
          </table:table-cell>
        </table:table-row>
        <table:table-row>
          <table:table-cell table:style-name="Table3.A2" office:value-type="string">
            <text:p text:style-name="P5"><text:a xlink:type="simple" xlink:href="#setFileClass">setFileClass</text:a></text:p>
          </table:table-cell>
          <table:table-cell table:style-name="Table3.B2" office:value-type="string">
            <text:p text:style-name="P9">Set the class name used by the <text:span text:style-name="Class_20_Variables">openFile</text:span> method when creating a <text:span text:style-name="Class_20_Variables">FileIO\FileObject</text:span> class instance.</text:p>
          </table:table-cell>
        </table:table-row>
        <table:table-row>
          <table:table-cell table:style-name="Table3.A2" office:value-type="string">
            <text:p text:style-name="P5"><text:a xlink:type="simple" xlink:href="#setInfoClass">setInfoClass</text:a></text:p>
          </table:table-cell>
          <table:table-cell table:style-name="Table3.B2" office:value-type="string">
            <text:p text:style-name="P9">Set the class name used by the <text:span text:style-name="Class_20_Variables">getFileInfo </text:span><text:s/>and <text:span text:style-name="Class_20_Variables">getPathInfo</text:span> methods when creating a <text:span text:style-name="Class_20_Variables">FileIO\FileInfo</text:span> class instance.</text:p>
          </table:table-cell>
        </table:table-row>
      </table:table>
      <text:p text:style-name="Method_20_Body"/>
      <text:p text:style-name="Method_20_Body"/>
      <text:h text:style-name="Method_20_Title" text:outline-level="5"/>
      <text:h text:style-name="P31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21">/**</text:p>
      <text:p text:style-name="P21"><text:s/>* __construct</text:p>
      <text:p text:style-name="P21"><text:s/>*</text:p>
      <text:p text:style-name="P21"><text:s/>* class constructor</text:p>
      <text:p text:style-name="P21"><text:s/>* <text:span text:style-name="T1">@param</text:span> string $url = connection url</text:p>
      <text:p text:style-name="P21"><text:s/>* <text:span text:style-name="T1">@param</text:span> string $mode = (optional) file i/o mode (default = 'r')</text:p>
      <text:p text:style-name="P23"><text:s/>* <text:span text:style-name="T1">@param</text:span> boolean $useIncludePath = (optional) use include path to locate $url </text:p>
      <text:p text:style-name="P23"><text:s/>* <text:s text:c="44"/>if true (default = false)</text:p>
      <text:p text:style-name="P21"><text:s/>* <text:span text:style-name="T1">@param</text:span> resource $context = (optional) stream context resource, null for none</text:p>
      <text:p text:style-name="P21"><text:s/>* <text:span text:style-name="T1">@throws</text:span> Library\FileIO\Exception</text:p>
      <text:p text:style-name="P21"><text:s/>*/</text:p>
      <text:p text:style-name="P21">public function __construct($url, $mode='r', </text:p>
      <text:p text:style-name="P21"><text:tab/><text:tab/><text:tab/><text:tab/><text:tab/> $useIncludePath=false, </text:p>
      <text:p text:style-name="P21"><text:tab/><text:tab/><text:tab/><text:tab/><text:tab/> $context=null)</text:p>
      <text:p text:style-name="P21">{</text:p>
      <text:p text:style-name="P21"><text:tab/>parent::__construct($url, $mode, $useIncludePath, $context);</text:p>
      <text:p text:style-name="P21"/>
      <text:p text:style-name="P21"><text:tab/>$this-&gt;setTimeout(90);</text:p>
      <text:p text:style-name="P21"><text:tab/>$this-&gt;streamInfo = null;</text:p>
      <text:p text:style-name="P21"/>
      <text:p text:style-name="P21"><text:tab/>$this-&gt;header = '';</text:p>
      <text:p text:style-name="P21"><text:tab/>$this-&gt;buffer = '';</text:p>
      <text:p text:style-name="P21">}</text:p>
      <text:p text:style-name="P21"/>
      <text:p text:style-name="Method_20_Body"/>
      <text:p text:style-name="Method_20_Body">The <text:span text:style-name="Class_20_Variables">__construct</text:span> method expects a single, mandatory parameter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Parameter</text:p>
          </table:table-cell>
          <table:table-cell table:style-name="Table8.B1" office:value-type="string">
            <text:p text:style-name="P4">Description</text:p>
          </table:table-cell>
        </table:table-row>
        <table:table-row>
          <table:table-cell table:style-name="Table8.A2" office:value-type="string">
            <text:p text:style-name="P6">$url</text:p>
          </table:table-cell>
          <table:table-cell table:style-name="Table8.B2" office:value-type="string">
            <text:p text:style-name="Method_20_Table_20_Description">Connection url.</text:p>
          </table:table-cell>
        </table:table-row>
      </table:table>
      <text:p text:style-name="Method_20_Body"/>
      <text:p text:style-name="Method_20_Body">and three optional parameter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Parameter</text:p>
          </table:table-cell>
          <table:table-cell table:style-name="Table5.B1" office:value-type="string">
            <text:p text:style-name="P4">Description</text:p>
          </table:table-cell>
        </table:table-row>
        <table:table-row>
          <table:table-cell table:style-name="Table5.A2" office:value-type="string">
            <text:p text:style-name="P6">$mode</text:p>
          </table:table-cell>
          <table:table-cell table:style-name="Table5.B2" office:value-type="string">
            <text:p text:style-name="Method_20_Table_20_Description">File I/O mode.</text:p>
          </table:table-cell>
        </table:table-row>
        <table:table-row>
          <table:table-cell table:style-name="Table5.A2" office:value-type="string">
            <text:p text:style-name="P6">$useIncludePath</text:p>
          </table:table-cell>
          <table:table-cell table:style-name="Table5.B2" office:value-type="string">
            <text:p text:style-name="Method_20_Table_20_Description">Search include path $url is not found in the normal search path.</text:p>
          </table:table-cell>
        </table:table-row>
        <table:table-row>
          <table:table-cell table:style-name="Table5.A2" office:value-type="string">
            <text:p text:style-name="P6">$context</text:p>
          </table:table-cell>
          <table:table-cell table:style-name="Table5.B2" office:value-type="string">
            <text:p text:style-name="Method_20_Table_20_Description">Stream context resource.</text:p>
          </table:table-cell>
        </table:table-row>
      </table:table>
      <text:p text:style-name="Method_20_Body"/>
      <text:p text:style-name="Method_20_Body">The supplied parameters are passed to the <text:span text:style-name="Class_20_Variables">__construct</text:span> method<text:span text:style-name="Class_20_Variables"> </text:span>of the <text:span text:style-name="Class_20_Variables">FileIO\FileObject</text:span> class to initialize the parent class properties.</text:p>
      <text:p text:style-name="Method_20_Body"/>
      <text:p text:style-name="Method_20_Body">The <text:span text:style-name="Class_20_Variables">setTimeout</text:span> method is passed the default timeout of 90 seconds.</text:p>
      <text:p text:style-name="Method_20_Body"/>
      <text:p text:style-name="Method_20_Body">The <text:span text:style-name="Class_20_Variables">$streamInfo</text:span> class variable is set to null, and the <text:span text:style-name="Class_20_Variables">$header</text:span> and <text:span text:style-name="Class_20_Variables">$buffer</text:span> class variables are set to empty strings.</text:p>
      <text:p text:style-name="Method_20_Body"/>
      <text:p text:style-name="Method_20_Body"/>
      <text:h text:style-name="P31" text:outline-level="5"><text:bookmark-start text:name="__destruct"/>__destruct<text:bookmark-end text:name="__destruct"/></text:h>
      <text:p text:style-name="Method_20_Body"/>
      <text:p text:style-name="Method_20_Body">Class destructor.</text:p>
      <text:p text:style-name="Method_20_Body"/>
      <text:p text:style-name="P21">/**</text:p>
      <text:p text:style-name="P21"><text:s/>* __destruct</text:p>
      <text:p text:style-name="P21"><text:s/>*</text:p>
      <text:p text:style-name="P21"><text:s/>* class destructor</text:p>
      <text:p text:style-name="P21"><text:s/>*/</text:p>
      <text:p text:style-name="P21">public function __destruct()</text:p>
      <text:p text:style-name="P21">{</text:p>
      <text:p text:style-name="P21"><text:tab/>parent::__destruct();</text:p>
      <text:p text:style-name="P21">}</text:p>
      <text:p text:style-name="Method_20_Body"/>
      <text:p text:style-name="Method_20_Body">The <text:span text:style-name="Class_20_Variables">__destruct</text:span> method of the parent class is called to perform any required operations before destroying the class instance.</text:p>
      <text:p text:style-name="Method_20_Body"/>
      <text:p text:style-name="Method_20_Body"/>
      <text:h text:style-name="P31" text:outline-level="5"><text:bookmark-start text:name="getLine"/>getLine<text:bookmark-end text:name="getLine"/></text:h>
      <text:p text:style-name="Method_20_Body"/>
      <text:p text:style-name="Method_20_Body">Read the next line from the stream.</text:p>
      <text:p text:style-name="Method_20_Body"/>
      <text:p text:style-name="P21">/**</text:p>
      <text:p text:style-name="P21"><text:s/>* getLine</text:p>
      <text:p text:style-name="P21"><text:s/>*</text:p>
      <text:p text:style-name="P21"><text:s/>* read the line from the stream</text:p>
      <text:p text:style-name="P23"><text:s/>* <text:span text:style-name="T1">@param</text:span> integer $maxLength = (optional) length to read from the stream, </text:p>
      <text:p text:style-name="P23"><text:s/>* <text:s text:c="39"/>-1 to read to end-of-file (default)</text:p>
      <text:p text:style-name="P23"><text:s/>* <text:span text:style-name="T1">@param</text:span> string $ending = (optional) line ending sequence, </text:p>
      <text:p text:style-name="P23"><text:s/>* <text:s text:c="24"/>null to use system-relative standard (default)</text:p>
      <text:p text:style-name="P21"><text:s/>* <text:span text:style-name="T1">@return</text:span> string $buffer = buffer read</text:p>
      <text:p text:style-name="P21"><text:s/>* <text:span text:style-name="T1">@throws</text:span> Library\Stream\Exception</text:p>
      <text:p text:style-name="P21"><text:s/>*/</text:p>
      <text:p text:style-name="P21">public function getLine($maxLength=-1, $ending=null)</text:p>
      <text:p text:style-name="P21">{</text:p>
      <text:p text:style-name="P21"><text:tab/>if ($ending)</text:p>
      <text:p text:style-name="P21"><text:tab/>{</text:p>
      <text:p text:style-name="P21"><text:tab/><text:tab/>$this-&gt;buffer = stream_get_line($this-&gt;handle, $maxLength, $ending);</text:p>
      <text:p text:style-name="P21"><text:tab/>}</text:p>
      <text:p text:style-name="P21"><text:tab/>else</text:p>
      <text:p text:style-name="P21"><text:tab/>{</text:p>
      <text:p text:style-name="P21"><text:tab/><text:tab/>$this-&gt;buffer = stream_get_line($this-&gt;handle, $maxLength);</text:p>
      <text:p text:style-name="P21"><text:tab/>}</text:p>
      <text:p text:style-name="P21"/>
      <text:p text:style-name="P21"><text:tab/>if ($this-&gt;buffer === false)</text:p>
      <text:p text:style-name="P21"><text:tab/>{</text:p>
      <text:p text:style-name="P21"><text:tab/><text:tab/>if ($this-&gt;eof())</text:p>
      <text:p text:style-name="P21"><text:tab/><text:tab/>{</text:p>
      <text:p text:style-name="P21"><text:tab/><text:tab/><text:tab/>throw new Exception(Error::code('StreamEof'));</text:p>
      <text:p text:style-name="P21"><text:tab/><text:tab/>}</text:p>
      <text:p text:style-name="P21"><text:tab/><text:tab/>else</text:p>
      <text:p text:style-name="P21"><text:tab/><text:tab/>{</text:p>
      <text:p text:style-name="P21"><text:tab/><text:tab/><text:tab/>throw new Exception(Error::code('StreamReadFailed'));</text:p>
      <text:p text:style-name="P21"><text:tab/><text:tab/>}</text:p>
      <text:p text:style-name="P21"><text:tab/>}</text:p>
      <text:p text:style-name="P21"/>
      <text:p text:style-name="P21"><text:tab/>return $this-&gt;buffer;</text:p>
      <text:p text:style-name="P21">}</text:p>
      <text:p text:style-name="Method_20_Body"/>
      <text:p text:style-name="Method_20_Body">The <text:span text:style-name="Class_20_Variables">getLine</text:span> method expects two, optional parameters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>Parameter</text:p>
          </table:table-cell>
          <table:table-cell table:style-name="Table9.B1" office:value-type="string">
            <text:p text:style-name="P4">Description</text:p>
          </table:table-cell>
        </table:table-row>
        <table:table-row>
          <table:table-cell table:style-name="Table9.A2" office:value-type="string">
            <text:p text:style-name="P6">$maxLength</text:p>
          </table:table-cell>
          <table:table-cell table:style-name="Table9.B2" office:value-type="string">
            <text:p text:style-name="Method_20_Table_20_Description">Length to read from the stream.</text:p>
          </table:table-cell>
        </table:table-row>
        <table:table-row>
          <table:table-cell table:style-name="Table9.A2" office:value-type="string">
            <text:p text:style-name="P6">$ending</text:p>
          </table:table-cell>
          <table:table-cell table:style-name="Table9.B2" office:value-type="string">
            <text:p text:style-name="Method_20_Table_20_Description">Line ending sequence.</text:p>
          </table:table-cell>
        </table:table-row>
      </table:table>
      <text:p text:style-name="Method_20_Body"/>
      <text:p text:style-name="Method_20_Body">If the <text:span text:style-name="Class_20_Variables">$ending</text:span> parameter is not null,</text:p>
      <text:p text:style-name="Method_20_Body"/>
      <text:p text:style-name="P20">the <text:span text:style-name="Class_20_Variables">$handle</text:span> class variable and the <text:span text:style-name="Class_20_Variables">$maxLength</text:span> and <text:span text:style-name="Class_20_Variables">$ending</text:span> parameters are passed to the PHP <text:span text:style-name="T1">stream_get_line</text:span> function and the result is assigned to the <text:span text:style-name="Class_20_Variables">$buffer</text:span> class variable;</text:p>
      <text:p text:style-name="P20"/>
      <text:p text:style-name="Method_20_Body"/>
      <text:p text:style-name="P17">Otherwise,</text:p>
      <text:p text:style-name="Method_20_Body"/>
      <text:p text:style-name="P20">the <text:span text:style-name="Class_20_Variables">$handle</text:span> class variable and the <text:span text:style-name="Class_20_Variables">$maxLength</text:span> parameter are passed to the PHP <text:span text:style-name="Class_20_Variables">stream_get_line</text:span> function and the result is assigned to the <text:span text:style-name="Class_20_Variables">$buffer</text:span> class variable.</text:p>
      <text:p text:style-name="Method_20_Body"/>
      <text:p text:style-name="Method_20_Body">If the <text:span text:style-name="Class_20_Variables">$buffer</text:span> class variable is false, a <text:span text:style-name="Class_20_Variables">Stream\Exception</text:span> is thrown.</text:p>
      <text:p text:style-name="Method_20_Body"/>
      <text:p text:style-name="Method_20_Body">The <text:span text:style-name="Class_20_Variables">$buffer</text:span> class variable is returned.</text:p>
      <text:p text:style-name="Method_20_Body"/>
      <text:p text:style-name="Method_20_Body"/>
      <text:h text:style-name="P31" text:outline-level="5"><text:bookmark-start text:name="getStream"/>getStream<text:bookmark-end text:name="getStream"/></text:h>
      <text:p text:style-name="Method_20_Body"/>
      <text:p text:style-name="Method_20_Body">Get stream contents.</text:p>
      <text:p text:style-name="Method_20_Body"/>
      <text:p text:style-name="P21">/**</text:p>
      <text:p text:style-name="P21"><text:s/>* getStream</text:p>
      <text:p text:style-name="P21"><text:s/>*</text:p>
      <text:p text:style-name="P21"><text:s/>* get stream contents</text:p>
      <text:p text:style-name="P23"><text:s/>* <text:span text:style-name="T1">@param</text:span> integer $maxLength = (optional) length to read from the stream, </text:p>
      <text:p text:style-name="P23"><text:s/>*<text:tab/><text:tab/><text:tab/><text:tab/><text:tab/><text:tab/> <text:s text:c="2"/>-1 to read to end-of-file (default)</text:p>
      <text:p text:style-name="Method_20_Code_20_Listing"><text:s/>* <text:span text:style-name="T1">@param</text:span> integer $offset = (optional) <text:span text:style-name="T11">bytes to skip before reading to buffer</text:span>, </text:p>
      <text:p text:style-name="P23"><text:s/>*<text:tab/><text:tab/><text:tab/><text:tab/><text:tab/> <text:s text:c="4"/>-1 to start at next byte (default)</text:p>
      <text:p text:style-name="P21"><text:s/>* <text:span text:style-name="T1">@return</text:span> string $buffer = stream content</text:p>
      <text:p text:style-name="P21"><text:s/>* <text:span text:style-name="T1">@throws</text:span> \Library\Stream\Exception</text:p>
      <text:p text:style-name="P21"><text:s/>*/</text:p>
      <text:p text:style-name="P21">public function getStream($maxLength=-1, $offset=-1)</text:p>
      <text:p text:style-name="P21">{</text:p>
      <text:p text:style-name="Method_20_Code_20_Listing"><text:span text:style-name="T9"><text:tab/></text:span><text:span text:style-name="T10">$this-&gt;header = '';</text:span></text:p>
      <text:p text:style-name="P21"><text:tab/>$this-&gt;buffer = '';</text:p>
      <text:p text:style-name="P21"/>
      <text:p text:style-name="P21"><text:tab/>$this-&gt;getContents($maxLength, $offset);</text:p>
      <text:p text:style-name="P21"><text:tab/>$this-&gt;streamInfo();</text:p>
      <text:p text:style-name="P21"/>
      <text:p text:style-name="P21"><text:tab/>return $this-&gt;buffer;</text:p>
      <text:p text:style-name="Method_20_Code_20_Listing">}</text:p>
      <text:p text:style-name="Method_20_Body"/>
      <text:p text:style-name="Method_20_Body">The <text:span text:style-name="Class_20_Variables">getStream</text:span> method expects two, optional parameters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">Parameter</text:p>
          </table:table-cell>
          <table:table-cell table:style-name="Table10.B1" office:value-type="string">
            <text:p text:style-name="P4">Description</text:p>
          </table:table-cell>
        </table:table-row>
        <table:table-row>
          <table:table-cell table:style-name="Table10.A2" office:value-type="string">
            <text:p text:style-name="P6">$maxLength</text:p>
          </table:table-cell>
          <table:table-cell table:style-name="Table10.B2" office:value-type="string">
            <text:p text:style-name="Method_20_Table_20_Description">Length to read from the stream.</text:p>
          </table:table-cell>
        </table:table-row>
        <table:table-row>
          <table:table-cell table:style-name="Table10.A2" office:value-type="string">
            <text:p text:style-name="P6">$offset</text:p>
          </table:table-cell>
          <table:table-cell table:style-name="Table10.B2" office:value-type="string">
            <text:p text:style-name="Method_20_Table_20_Description">Number of bytes to skip before adding stream data to the buffer.</text:p>
          </table:table-cell>
        </table:table-row>
      </table:table>
      <text:p text:style-name="Method_20_Body"/>
      <text:p text:style-name="Method_20_Body">The <text:span text:style-name="Class_20_Variables">$header</text:span> and <text:span text:style-name="Class_20_Variables">$buffer</text:span> class variables are set to empty strings.</text:p>
      <text:p text:style-name="Method_20_Body"/>
      <text:p text:style-name="Method_20_Body">The <text:span text:style-name="Class_20_Variables">$maxLength</text:span> and <text:span text:style-name="Class_20_Variables">$offset</text:span> parameters are passed to the <text:span text:style-name="Class_20_Variables">getContents</text:span> method to read the stream data into the <text:span text:style-name="Class_20_Variables">$buffer</text:span> class variable, and the <text:span text:style-name="Class_20_Variables">streamInfo</text:span> method is called to separate the input buffer into the <text:span text:style-name="Class_20_Variables">$header</text:span> and <text:span text:style-name="Class_20_Variables">$buffer</text:span> class variables, if appropriate.</text:p>
      <text:p text:style-name="Method_20_Body"/>
      <text:p text:style-name="Method_20_Body">The <text:span text:style-name="Class_20_Variables">$buffer</text:span> class variable is returned.</text:p>
      <text:p text:style-name="Method_20_Body"/>
      <text:p text:style-name="Method_20_Body"/>
      <text:h text:style-name="P31" text:outline-level="5"><text:bookmark-start text:name="getContents"/>getContents<text:bookmark-end text:name="getContents"/></text:h>
      <text:p text:style-name="Method_20_Body"/>
      <text:p text:style-name="Method_20_Body">Read the stream.</text:p>
      <text:p text:style-name="Method_20_Body"/>
      <text:p text:style-name="P21">/**</text:p>
      <text:p text:style-name="P21"><text:s/>* getContents</text:p>
      <text:p text:style-name="P21"><text:s/>*</text:p>
      <text:p text:style-name="P21"><text:s/>* read stream</text:p>
      <text:p text:style-name="P23"><text:s/>* <text:span text:style-name="T1">@param</text:span> integer $maxLength = (optional) length to read from the stream, </text:p>
      <text:p text:style-name="P23"><text:s/>*<text:tab/><text:tab/><text:tab/><text:tab/><text:tab/><text:tab/> <text:s text:c="2"/>-1 to read the complete stream</text:p>
      <text:p text:style-name="P23"><text:s/>* <text:span text:style-name="T1">@param</text:span> integer $offset = (optional) bytes to skip before reading to buffer, </text:p>
      <text:p text:style-name="P23"><text:s/>*<text:tab/><text:tab/><text:tab/><text:tab/><text:tab/><text:tab/>-1 to start at next byte</text:p>
      <text:p text:style-name="P21"><text:s/>* <text:span text:style-name="T1">@return</text:span> string $buffer = stream content</text:p>
      <text:p text:style-name="P21"><text:s/>* <text:span text:style-name="T1">@throws</text:span> Library\Stream\Exception</text:p>
      <text:p text:style-name="P21"><text:s/>*/</text:p>
      <text:p text:style-name="P21">public function getContents($maxLength=-1, $offset=-1)</text:p>
      <text:p text:style-name="P21">{</text:p>
      <text:p text:style-name="Method_20_Code_20_Listing"><text:span text:style-name="T9"><text:tab/></text:span><text:span text:style-name="T10">$this-&gt;buffer = '';</text:span></text:p>
      <text:p text:style-name="P21"/>
      <text:p text:style-name="P21"><text:tab/>if ($this-&gt;eof())</text:p>
      <text:p text:style-name="P21"><text:tab/>{</text:p>
      <text:p text:style-name="P21"><text:tab/><text:tab/>throw new Exception(Error::code('StreamEof'));</text:p>
      <text:p text:style-name="P21"><text:tab/>}</text:p>
      <text:p text:style-name="P21"/>
      <text:p text:style-name="P21"><text:tab/>$length = -1;</text:p>
      <text:p text:style-name="P21"><text:tab/>do</text:p>
      <text:p text:style-name="P21"><text:tab/>{</text:p>
      <text:p text:style-name="P21"><text:tab/><text:tab/>if ($maxLength &gt; 0)</text:p>
      <text:p text:style-name="P21"><text:tab/><text:tab/>{</text:p>
      <text:p text:style-name="P21"><text:tab/><text:tab/><text:tab/>$length = $maxLength - strlen($this-&gt;buffer);</text:p>
      <text:p text:style-name="P21"><text:tab/><text:tab/>}</text:p>
      <text:p text:style-name="P21"/>
      <text:p text:style-name="P21"><text:tab/><text:tab/>$buffer = stream_get_contents($this-&gt;handle, $length, $offset);</text:p>
      <text:p text:style-name="P21"/>
      <text:p text:style-name="P21"><text:tab/><text:tab/>if ($buffer !== false)</text:p>
      <text:p text:style-name="P21"><text:tab/><text:tab/>{</text:p>
      <text:p text:style-name="P21"><text:tab/><text:tab/><text:tab/>$this-&gt;buffer .= $buffer;</text:p>
      <text:p text:style-name="P21"><text:tab/><text:tab/><text:tab/>if (($maxLength &gt;= 0) &amp;&amp; (strlen($this-&gt;buffer) &gt;= $maxLength))</text:p>
      <text:p text:style-name="P21"><text:tab/><text:tab/><text:tab/>{</text:p>
      <text:p text:style-name="P21"><text:tab/><text:tab/><text:tab/><text:tab/>break;</text:p>
      <text:p text:style-name="P21"><text:tab/><text:tab/><text:tab/>}</text:p>
      <text:p text:style-name="P21"><text:tab/><text:tab/>}</text:p>
      <text:p text:style-name="P21"/>
      <text:p text:style-name="P21"><text:tab/><text:tab/>$offset = -1;</text:p>
      <text:p text:style-name="P21"><text:tab/>}</text:p>
      <text:p text:style-name="P21"><text:tab/>while($buffer &amp;&amp; (! $this-&gt;eof()));</text:p>
      <text:p text:style-name="P21"/>
      <text:p text:style-name="P21"><text:tab/>if (($buffer === false) &amp;&amp; (strlen($this-&gt;buffer) == 0))</text:p>
      <text:p text:style-name="P21"><text:tab/>{</text:p>
      <text:p text:style-name="P21"><text:tab/><text:tab/>throw new Exception(Error::code('StreamReadFailed'));</text:p>
      <text:p text:style-name="P21"><text:tab/>}</text:p>
      <text:p text:style-name="P21"/>
      <text:p text:style-name="P21"><text:tab/>return $this-&gt;buffer;</text:p>
      <text:p text:style-name="Method_20_Code_20_Listing">}</text:p>
      <text:p text:style-name="Method_20_Body"/>
      <text:p text:style-name="Method_20_Body"/>
      <text:p text:style-name="P17">The <text:span text:style-name="Class_20_Variables">getContents</text:span> method expects two, optional parameters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">Parameter</text:p>
          </table:table-cell>
          <table:table-cell table:style-name="Table11.B1" office:value-type="string">
            <text:p text:style-name="P4">Description</text:p>
          </table:table-cell>
        </table:table-row>
        <table:table-row>
          <table:table-cell table:style-name="Table11.A2" office:value-type="string">
            <text:p text:style-name="P6">$maxLength</text:p>
          </table:table-cell>
          <table:table-cell table:style-name="Table11.B2" office:value-type="string">
            <text:p text:style-name="Method_20_Table_20_Description">Length to read from the stream.</text:p>
          </table:table-cell>
        </table:table-row>
        <table:table-row>
          <table:table-cell table:style-name="Table11.A2" office:value-type="string">
            <text:p text:style-name="P6">$offset</text:p>
          </table:table-cell>
          <table:table-cell table:style-name="Table11.B2" office:value-type="string">
            <text:p text:style-name="Method_20_Table_20_Description">Number of bytes to skip before adding stream data to the buffer.</text:p>
          </table:table-cell>
        </table:table-row>
      </table:table>
      <text:p text:style-name="Method_20_Body"/>
      <text:p text:style-name="Method_20_Body">The <text:span text:style-name="Class_20_Variables">$buffer</text:span> class variable is initialized to an empty string.</text:p>
      <text:p text:style-name="Method_20_Body"/>
      <text:p text:style-name="Method_20_Body">If the <text:span text:style-name="Class_20_Variables">eof</text:span> method returns a true value, a <text:span text:style-name="Class_20_Variables">Stream\Exception</text:span> is thrown indicating a 'StreamEof' condition.</text:p>
      <text:p text:style-name="Method_20_Body"/>
      <text:p text:style-name="Method_20_Body">The <text:span text:style-name="Class_20_Variables">$length</text:span> method variable is set to -1 and a control loop is entered:</text:p>
      <text:p text:style-name="Method_20_Body"/>
      <text:p text:style-name="P20">If the <text:span text:style-name="Class_20_Variables">$maxLength</text:span> parameter is greater than 0, the <text:span text:style-name="Class_20_Variables">$length</text:span> method variable is set to the difference between the <text:span text:style-name="Class_20_Variables">$maxLength</text:span> parameter and the length of the string in the <text:span text:style-name="Class_20_Variables">$buffer</text:span> class variable, as determined by the PHP <text:span text:style-name="Class_20_Variables">strlen</text:span> function;</text:p>
      <text:p text:style-name="P20"/>
      <text:p text:style-name="P20">The PHP <text:span text:style-name="T1">stream_get_contents</text:span> is passed the <text:span text:style-name="Class_20_Variables">$handle</text:span> class variable, the <text:span text:style-name="Class_20_Variables">$length</text:span> method variable and the <text:span text:style-name="Class_20_Variables">$offset</text:span> parameter, and returns a result which is assigned to the <text:span text:style-name="Class_20_Variables">$buffer</text:span> method variable;</text:p>
      <text:p text:style-name="P20"/>
      <text:p text:style-name="P20">If the <text:span text:style-name="Class_20_Variables">$buffer</text:span> method variable is not false,</text:p>
      <text:p text:style-name="P24"/>
      <text:p text:style-name="P24">The contents of the <text:span text:style-name="Class_20_Variables">$buffer</text:span> method variable is appended to the end of the <text:span text:style-name="Class_20_Variables">$buffer</text:span> class variable;</text:p>
      <text:p text:style-name="P24"/>
      <text:p text:style-name="P24">If the <text:span text:style-name="Class_20_Variables">$maxLength</text:span> parameter is greater or equal to 0, and the length of the string in the <text:span text:style-name="Class_20_Variables">$buffer</text:span> class variable is greater or equal to the <text:span text:style-name="Class_20_Variables">$maxLength</text:span> parameter, the control loop is exited;</text:p>
      <text:p text:style-name="P24"/>
      <text:p text:style-name="P20">The <text:span text:style-name="Class_20_Variables">$offset</text:span> parameter is set to -1, to start the next stream read at the next stream data item;</text:p>
      <text:p text:style-name="P20"/>
      <text:p text:style-name="P20">If the <text:span text:style-name="Class_20_Variables">$buffer</text:span> method variable is false or the <text:span text:style-name="Class_20_Variables">eof</text:span> method returns a true value, the control loop is exited.</text:p>
      <text:p text:style-name="P20"/>
      <text:p text:style-name="Method_20_Body">If the <text:span text:style-name="Class_20_Variables">$buffer</text:span> method variable is false and the length of the string in the <text:span text:style-name="Class_20_Variables">$buffer</text:span> class variable is 0, a <text:span text:style-name="Class_20_Variables">Stream\Exception</text:span> is thrown indicating a 'StreamReadFailed' condition.</text:p>
      <text:p text:style-name="Method_20_Body"/>
      <text:p text:style-name="Method_20_Body">The <text:span text:style-name="Class_20_Variables">$buffer</text:span> class variable is returned.</text:p>
      <text:p text:style-name="Method_20_Body"/>
      <text:p text:style-name="Method_20_Body"/>
      <text:h text:style-name="P31" text:outline-level="5"><text:bookmark-start text:name="streamInfo"/>streamInfo<text:bookmark-end text:name="streamInfo"/></text:h>
      <text:p text:style-name="Method_20_Body"/>
      <text:p text:style-name="Method_20_Body">Read the streamInfo array (meta_data).</text:p>
      <text:p text:style-name="Method_20_Body"/>
      <text:p text:style-name="P21">/**</text:p>
      <text:p text:style-name="P21"><text:s/>* streamInfo</text:p>
      <text:p text:style-name="P21"><text:s/>*</text:p>
      <text:p text:style-name="P23"><text:s/>* read the streamInfo array (meta_data)</text:p>
      <text:p text:style-name="P23"><text:s/>* @return array $info = stream info</text:p>
      <text:p text:style-name="P21"><text:s/>* <text:span text:style-name="T1">@throws</text:span> \Library\Stream\Exception</text:p>
      <text:p text:style-name="P21"><text:s/>*/</text:p>
      <text:p text:style-name="P21">public function streamInfo()</text:p>
      <text:p text:style-name="P21">{</text:p>
      <text:p text:style-name="Method_20_Code_20_Listing"><text:span text:style-name="T9"><text:tab/></text:span><text:span text:style-name="T10">return $this-&gt;streamInfo = stream_get_meta_data($this-&gt;handle);</text:span></text:p>
      <text:p text:style-name="P21">}</text:p>
      <text:p text:style-name="Method_20_Body"/>
      <text:p text:style-name="Method_20_Body">The <text:span text:style-name="Class_20_Variables">$handle</text:span> class variable is passed to the PHP <text:span text:style-name="Class_20_Variables">stream_get_meta_data</text:span> function and the returned result is assigned to the <text:span text:style-name="Class_20_Variables">$streamInfo</text:span> class variable.</text:p>
      <text:p text:style-name="Method_20_Body"/>
      <text:p text:style-name="Method_20_Body">The <text:span text:style-name="Class_20_Variables">$streamInfo</text:span> class variable is returned.</text:p>
      <text:p text:style-name="Method_20_Body"/>
      <text:p text:style-name="Method_20_Body"/>
      <text:h text:style-name="P31" text:outline-level="5"><text:bookmark-start text:name="extractHeader"/>extractHeader<text:bookmark-end text:name="extractHeader"/></text:h>
      <text:p text:style-name="Method_20_Body"/>
      <text:p text:style-name="Method_20_Body">Extract the header from the buffer and return the (shortened) buffer.</text:p>
      <text:p text:style-name="Method_20_Body"/>
      <text:p text:style-name="P21">/**</text:p>
      <text:p text:style-name="P21"><text:s/>* extractHeader</text:p>
      <text:p text:style-name="P21"><text:s/>*</text:p>
      <text:p text:style-name="P21"><text:s/>* Extract the header from the buffer and return the (shortened) buffer</text:p>
      <text:p text:style-name="P21"><text:s/>* <text:span text:style-name="T1">@return</text:span> string $buffer</text:p>
      <text:p text:style-name="P21"><text:s/>*/</text:p>
      <text:p text:style-name="P21">public function extractHeader()</text:p>
      <text:p text:style-name="P21">{</text:p>
      <text:p text:style-name="Method_20_Code_20_Listing"><text:span text:style-name="T9"><text:tab/></text:span>$crlf = "\r\n";</text:p>
      <text:p text:style-name="Method_20_Code_20_Listing"/>
      <text:p text:style-name="Method_20_Code_20_Listing"><text:tab/>$this-&gt;header = '';</text:p>
      <text:p text:style-name="Method_20_Code_20_Listing"><text:tab/>$pos = strpos($this-&gt;buffer, $crlf . $crlf);</text:p>
      <text:p text:style-name="Method_20_Code_20_Listing"><text:tab/>if ($pos !== false)</text:p>
      <text:p text:style-name="Method_20_Code_20_Listing"><text:tab/>{</text:p>
      <text:p text:style-name="Method_20_Code_20_Listing"><text:tab/><text:tab/>$this-&gt;header = substr($this-&gt;buffer, 0, $pos);</text:p>
      <text:p text:style-name="Method_20_Code_20_Listing"><text:tab/><text:tab/>$this-&gt;buffer = substr($this-&gt;buffer, $pos + 2 * strlen($crlf));</text:p>
      <text:p text:style-name="Method_20_Code_20_Listing"><text:tab/>}</text:p>
      <text:p text:style-name="Method_20_Code_20_Listing"/>
      <text:p text:style-name="Method_20_Code_20_Listing"><text:tab/>return $this-&gt;buffer;</text:p>
      <text:p text:style-name="P21">}</text:p>
      <text:p text:style-name="Method_20_Body"/>
      <text:p text:style-name="Method_20_Body">The <text:span text:style-name="Class_20_Variables">$crlf</text:span> method variable is set to a string containing the <text:span text:style-name="T1">ASCII</text:span> <text:span text:style-name="T16">carriage-return</text:span> and <text:span text:style-name="T16">line-feed</text:span> characters, which divide the <text:span text:style-name="T16">header</text:span> portion of the stream read buffer from the <text:span text:style-name="T16">content</text:span> portion.</text:p>
      <text:p text:style-name="Method_20_Body"/>
      <text:p text:style-name="Method_20_Body">The <text:span text:style-name="Class_20_Variables">$header</text:span> class variable is set to an empty string.</text:p>
      <text:p text:style-name="Method_20_Body"/>
      <text:p text:style-name="Method_20_Body">The <text:span text:style-name="Class_20_Variables">$pos</text:span> method variable is set to the position of the 2 back-to-back <text:span text:style-name="Class_20_Variables">$crlf</text:span> strings in the <text:span text:style-name="Class_20_Variables">$buffer</text:span> class variable by passing the string to search for, a concatenated <text:span text:style-name="Class_20_Variables">$crlf</text:span> string, and the <text:span text:style-name="Class_20_Variables">$buffer</text:span> class variable to the PHP <text:span text:style-name="T1">strpos</text:span> function.</text:p>
      <text:p text:style-name="Method_20_Body"/>
      <text:p text:style-name="Method_20_Body">If the <text:span text:style-name="Class_20_Variables">$pos</text:span> method variable is not false,</text:p>
      <text:p text:style-name="P20"/>
      <text:p text:style-name="P20">The <text:span text:style-name="Class_20_Variables">$header</text:span> is assigned the portion of the <text:span text:style-name="Class_20_Variables">$buffer</text:span> class variable string prior to the <text:span text:style-name="Class_20_Variables">$pos</text:span> method variable;</text:p>
      <text:p text:style-name="P20"/>
      <text:p text:style-name="P20">The <text:span text:style-name="Class_20_Variables">$buffer</text:span> class variable is assigned the portion of the <text:span text:style-name="Class_20_Variables">$buffer</text:span> class variable following the <text:span text:style-name="Class_20_Variables">$pos</text:span> <text:s/>method variable location, plus twice the length of the <text:span text:style-name="Class_20_Variables">$crlf</text:span> method variable.</text:p>
      <text:p text:style-name="P20"/>
      <text:p text:style-name="Method_20_Body">The <text:span text:style-name="Class_20_Variables">$buffer</text:span> class variable is returned.</text:p>
      <text:p text:style-name="Method_20_Body"/>
      <text:p text:style-name="Method_20_Body"/>
      <text:h text:style-name="P31" text:outline-level="5"><text:bookmark-start text:name="isTimeout"/>isTimeout<text:bookmark-end text:name="isTimeout"/></text:h>
      <text:p text:style-name="Method_20_Body"/>
      <text:p text:style-name="Method_20_Body">Check if there was a timeout.</text:p>
      <text:p text:style-name="Method_20_Body"/>
      <text:p text:style-name="P21">/**</text:p>
      <text:p text:style-name="P21"><text:s/>* isTimeout</text:p>
      <text:p text:style-name="P21"><text:s/>*</text:p>
      <text:p text:style-name="P21"><text:s/>* check if there was a timeout</text:p>
      <text:p text:style-name="P21"><text:s/>* <text:span text:style-name="T1">@return</text:span> boolean $timeout = true if a timeout occurred, false if not</text:p>
      <text:p text:style-name="P21"><text:s/>*/</text:p>
      <text:p text:style-name="P21">public function isTimeout()</text:p>
      <text:p text:style-name="P21">{</text:p>
      <text:p text:style-name="Method_20_Code_20_Listing"><text:span text:style-name="T9"><text:tab/></text:span><text:span text:style-name="T10">if (is_array($this-&gt;streamInfo) &amp;&amp; </text:span></text:p>
      <text:p text:style-name="P21"><text:tab/> <text:s text:c="3"/>array_key_exists('timed_out', $this-&gt;streamInfo) &amp;&amp; </text:p>
      <text:p text:style-name="P21"><text:tab/> <text:s text:c="3"/>$this-&gt;streamInfo['timed_out'])</text:p>
      <text:p text:style-name="P21"><text:tab/>{</text:p>
      <text:p text:style-name="P21"><text:tab/><text:tab/>return true;</text:p>
      <text:p text:style-name="P21"><text:tab/>}</text:p>
      <text:p text:style-name="P21"/>
      <text:p text:style-name="P21"><text:tab/>return false;</text:p>
      <text:p text:style-name="P21">}</text:p>
      <text:p text:style-name="Method_20_Body"/>
      <text:p text:style-name="Method_20_Body">If the <text:span text:style-name="Class_20_Variables">$streamInfo</text:span> class variable is an array,</text:p>
      <text:p text:style-name="Method_20_Body"/>
      <text:p text:style-name="P20">If the '<text:span text:style-name="T1">timed_out</text:span>' key is present in the <text:span text:style-name="Class_20_Variables">$streamInfo</text:span> class array variable, as returned by the PHP array_key_exists function, and the value of the referenced element in the <text:span text:style-name="Class_20_Variables">$streamInfo</text:span> class array variable is true, a <text:span text:style-name="T1">true</text:span> value is returned.</text:p>
      <text:p text:style-name="P20"/>
      <text:p text:style-name="Method_20_Body">A <text:span text:style-name="T1">false</text:span> value is returned.</text:p>
      <text:p text:style-name="Method_20_Body"/>
      <text:p text:style-name="Method_20_Body"/>
      <text:h text:style-name="P31" text:outline-level="5"><text:bookmark-start text:name="isLocal"/>isLocal<text:bookmark-end text:name="isLocal"/></text:h>
      <text:p text:style-name="Method_20_Body"/>
      <text:p text:style-name="Method_20_Body">Check if this is a local file stream.</text:p>
      <text:p text:style-name="Method_20_Body"/>
      <text:p text:style-name="P21">/**</text:p>
      <text:p text:style-name="P21"><text:s/>* isLocal</text:p>
      <text:p text:style-name="P21"><text:s/>*</text:p>
      <text:p text:style-name="P21"><text:s/>* check if this is a local file stream</text:p>
      <text:p text:style-name="P21"><text:s/>* <text:span text:style-name="T1">@return</text:span> boolean $local = true if on local host, false if remote</text:p>
      <text:p text:style-name="P21"><text:s/>* <text:span text:style-name="T1">@throws</text:span> \Library\Stream\Exception</text:p>
      <text:p text:style-name="P21"><text:s/>*/</text:p>
      <text:p text:style-name="P21">public function isLocal()</text:p>
      <text:p text:style-name="P21">{</text:p>
      <text:p text:style-name="Method_20_Code_20_Listing"><text:span text:style-name="T9"><text:tab/></text:span><text:span text:style-name="T12">return stream_is_local($this-&gt;handle);</text:span></text:p>
      <text:p text:style-name="P21"/>
      <text:p text:style-name="P21">}</text:p>
      <text:p text:style-name="Method_20_Body"/>
      <text:p text:style-name="Method_20_Body">The <text:span text:style-name="Class_20_Variables">$handle</text:span> class variable is passed to the PHP <text:span text:style-name="T1">stream_is_local</text:span> function and the resulting value is returned.</text:p>
      <text:p text:style-name="Method_20_Body"/>
      <text:p text:style-name="Method_20_Body"/>
      <text:h text:style-name="P31" text:outline-level="5"><text:bookmark-start text:name="isLockable"/>isLockable<text:bookmark-end text:name="isLockable"/></text:h>
      <text:p text:style-name="Method_20_Body"/>
      <text:p text:style-name="Method_20_Body">Returns true if stream can be locked using the PHP <text:span text:style-name="T1">flock</text:span> function.</text:p>
      <text:p text:style-name="Method_20_Body"/>
      <text:p text:style-name="P21">/**</text:p>
      <text:p text:style-name="P21"><text:s/>* isLockable</text:p>
      <text:p text:style-name="P21"><text:s/>*</text:p>
      <text:p text:style-name="P21"><text:s/>* Returns true if stream can be locked using flock(), false if not</text:p>
      <text:p text:style-name="P21"><text:s/>* <text:span text:style-name="T1">@return</text:span> boolean $lockable = true if can be locked, false if not</text:p>
      <text:p text:style-name="P21"><text:s/>*/</text:p>
      <text:p text:style-name="P21">public function isLockable()</text:p>
      <text:p text:style-name="P21">{</text:p>
      <text:p text:style-name="P36"><text:tab/>return stream_supports_lock($this-&gt;handle);</text:p>
      <text:p text:style-name="P22">}</text:p>
      <text:p text:style-name="Method_20_Body"/>
      <text:p text:style-name="Method_20_Body">The <text:span text:style-name="Class_20_Variables">$handle</text:span> class variable is passed to the PHP <text:span text:style-name="T1">stream_supports_lock</text:span> function and the resulting value is returned.</text:p>
      <text:p text:style-name="Method_20_Body"/>
      <text:p text:style-name="Method_20_Body"/>
      <text:h text:style-name="P31" text:outline-level="5"><text:bookmark-start text:name="setTimeout"/>setTimeout<text:bookmark-end text:name="setTimeout"/></text:h>
      <text:p text:style-name="Method_20_Body"/>
      <text:p text:style-name="Method_20_Body">Set the timeout for this stream in seconds and microseconds.</text:p>
      <text:p text:style-name="Method_20_Body"/>
      <text:p text:style-name="P21">/**</text:p>
      <text:p text:style-name="P21"><text:s/>* setTimeout</text:p>
      <text:p text:style-name="P21"><text:s/>*</text:p>
      <text:p text:style-name="P21"><text:s/>* set the timeout for this stream in seconds and microseconds</text:p>
      <text:p text:style-name="P21"><text:s/>* <text:span text:style-name="T1">@param</text:span> int $seconds = number of seconds until timeout</text:p>
      <text:p text:style-name="P23"><text:s/>* <text:span text:style-name="T1">@param</text:span> int $microseconds = (optional) number of microseconds, defaults to 0</text:p>
      <text:p text:style-name="P23"><text:s/>* @return boolean $set = true if set, false if error</text:p>
      <text:p text:style-name="P21"><text:s/>* <text:span text:style-name="T1">@throws</text:span> Library\Stream\Exception</text:p>
      <text:p text:style-name="P21"><text:s/>*/</text:p>
      <text:p text:style-name="P21">public function setTimeout($seconds, $microseconds=0)</text:p>
      <text:p text:style-name="P21">{</text:p>
      <text:p text:style-name="P15"><text:span text:style-name="T9"><text:tab/><text:tab/></text:span><text:span text:style-name="T10">return stream_set_timeout($this-&gt;handle, $seconds, $microseconds);</text:span></text:p>
      <text:p text:style-name="Method_20_Code_20_Listing">}</text:p>
      <text:p text:style-name="Method_20_Body"/>
      <text:p text:style-name="Method_20_Body">The <text:span text:style-name="Class_20_Variables">setTimeout</text:span> method expects one, mandatory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4">Parameter</text:p>
          </table:table-cell>
          <table:table-cell table:style-name="Table12.B1" office:value-type="string">
            <text:p text:style-name="P4">Description</text:p>
          </table:table-cell>
        </table:table-row>
        <table:table-row>
          <table:table-cell table:style-name="Table12.A2" office:value-type="string">
            <text:p text:style-name="P6">$seconds</text:p>
          </table:table-cell>
          <table:table-cell table:style-name="Table12.B2" office:value-type="string">
            <text:p text:style-name="Method_20_Table_20_Description">Number of seconds until a timeout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">Parameter</text:p>
          </table:table-cell>
          <table:table-cell table:style-name="Table13.B1" office:value-type="string">
            <text:p text:style-name="P4">Description</text:p>
          </table:table-cell>
        </table:table-row>
        <table:table-row>
          <table:table-cell table:style-name="Table13.A2" office:value-type="string">
            <text:p text:style-name="P6">$microseconds</text:p>
          </table:table-cell>
          <table:table-cell table:style-name="Table13.B2" office:value-type="string">
            <text:p text:style-name="Method_20_Table_20_Description">Number of microseconds.</text:p>
          </table:table-cell>
        </table:table-row>
      </table:table>
      <text:p text:style-name="Method_20_Body"/>
      <text:p text:style-name="Method_20_Body">The <text:span text:style-name="Class_20_Variables">$handle</text:span> class variable, and the <text:span text:style-name="Class_20_Variables">$seconds</text:span> and <text:span text:style-name="Class_20_Variables">$microseconds</text:span> parameters, are passed to the PHP <text:span text:style-name="T1">stream_set_timeout</text:span> function, and the result is returned.</text:p>
      <text:p text:style-name="Method_20_Body"/>
      <text:p text:style-name="Method_20_Body"/>
      <text:h text:style-name="P31" text:outline-level="5"><text:bookmark-start text:name="createContext"/>createContext<text:bookmark-end text:name="createContext"/></text:h>
      <text:p text:style-name="Method_20_Body"/>
      <text:p text:style-name="Method_20_Body">Get a stream context for the supplied options.</text:p>
      <text:p text:style-name="Method_20_Body"/>
      <text:p text:style-name="P21">/**</text:p>
      <text:p text:style-name="P21"><text:s/>* createContext</text:p>
      <text:p text:style-name="P21"><text:s/>*</text:p>
      <text:p text:style-name="P21"><text:s/>* Get a stream context for the supplied options</text:p>
      <text:p text:style-name="P21"><text:s/>* <text:span text:style-name="T1">@param</text:span> array $options = an associative array of associative arrays</text:p>
      <text:p text:style-name="P23"><text:s/>* <text:span text:style-name="T1">@param</text:span> array $parameters = (optional) associative array of parameter names</text:p>
      <text:p text:style-name="P23"><text:s/>* <text:tab/><text:tab/><text:tab/><text:tab/><text:tab/><text:tab/> <text:s/>and their values.</text:p>
      <text:p text:style-name="P21"><text:s/>* <text:span text:style-name="T1">@return</text:span> resource $context</text:p>
      <text:p text:style-name="P21"><text:s/>*/</text:p>
      <text:p text:style-name="P21">public function createContext($options, $parameters=null)</text:p>
      <text:p text:style-name="P21">{</text:p>
      <text:p text:style-name="P21"><text:tab/>if ($parameters)</text:p>
      <text:p text:style-name="P21"><text:tab/>{</text:p>
      <text:p text:style-name="P21"><text:tab/><text:tab/>$this-&gt;context = stream_context_create($options, $parameters);</text:p>
      <text:p text:style-name="P21"><text:tab/>}</text:p>
      <text:p text:style-name="P21"><text:tab/>else</text:p>
      <text:p text:style-name="P21"><text:tab/>{</text:p>
      <text:p text:style-name="P21"><text:tab/><text:tab/>$this-&gt;context = stream_create_context($options);</text:p>
      <text:p text:style-name="P21"><text:tab/>}</text:p>
      <text:p text:style-name="P21"><text:tab/><text:tab/></text:p>
      <text:p text:style-name="P21"><text:tab/>return $this-&gt;context;</text:p>
      <text:p text:style-name="P21">}</text:p>
      <text:p text:style-name="P19"/>
      <text:p text:style-name="Method_20_Body">The <text:span text:style-name="Class_20_Variables">createContext</text:span> method expects one, mandatory parameter:</text:p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">Parameter</text:p>
          </table:table-cell>
          <table:table-cell table:style-name="Table14.B1" office:value-type="string">
            <text:p text:style-name="P4">Description</text:p>
          </table:table-cell>
        </table:table-row>
        <table:table-row>
          <table:table-cell table:style-name="Table14.A2" office:value-type="string">
            <text:p text:style-name="P6">$options</text:p>
          </table:table-cell>
          <table:table-cell table:style-name="Table14.B2" office:value-type="string">
            <text:p text:style-name="P9">An associative array of associative arrays (refer to the PHP<text:span text:style-name="T3"> </text:span><text:span text:style-name="Class_20_Variables"><text:span text:style-name="T15">stream_context_create</text:span></text:span><text:span text:style-name="T2"> function)</text:span>.</text:p>
          </table:table-cell>
        </table:table-row>
      </table:table>
      <text:p text:style-name="Method_20_Body"/>
      <text:p text:style-name="Method_20_Body">and one, optional parameter:</text:p>
      <text:p text:style-name="Method_20_Body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">Parameter</text:p>
          </table:table-cell>
          <table:table-cell table:style-name="Table15.B1" office:value-type="string">
            <text:p text:style-name="P4">Description</text:p>
          </table:table-cell>
        </table:table-row>
        <table:table-row>
          <table:table-cell table:style-name="Table15.A2" office:value-type="string">
            <text:p text:style-name="P6">$parameters</text:p>
          </table:table-cell>
          <table:table-cell table:style-name="Table15.B2" office:value-type="string">
            <text:p text:style-name="P9">An associative array of parameters and their values (refer to the PHP<text:span text:style-name="T3"> </text:span><text:span text:style-name="Class_20_Variables"><text:span text:style-name="T15">stream_context_create</text:span></text:span><text:span text:style-name="T2"> function)</text:span>.</text:p>
          </table:table-cell>
        </table:table-row>
      </table:table>
      <text:p text:style-name="Method_20_Body"/>
      <text:p text:style-name="Method_20_Body">If the <text:span text:style-name="Class_20_Variables">$parameters</text:span> parameter is not null,</text:p>
      <text:p text:style-name="Method_20_Body"/>
      <text:p text:style-name="P20">the <text:span text:style-name="Class_20_Variables">$options</text:span> and <text:span text:style-name="Class_20_Variables">$parameters</text:span> parameters are passed to the PHP <text:span text:style-name="T1">stream_create_context</text:span> and the result is assigned to the <text:span text:style-name="Class_20_Variables">$context</text:span> class variable.</text:p>
      <text:p text:style-name="P20"/>
      <text:p text:style-name="Method_20_Body">Otherwise,</text:p>
      <text:p text:style-name="Method_20_Body"/>
      <text:p text:style-name="P20">the <text:span text:style-name="Class_20_Variables">$options</text:span> parameter is passed to the PHP <text:span text:style-name="T1">stream_create_context</text:span> and the result is assigned to the <text:span text:style-name="Class_20_Variables">$context</text:span> class variable.</text:p>
      <text:p text:style-name="P20"/>
      <text:p text:style-name="Method_20_Body">The <text:span text:style-name="Class_20_Variables">$context</text:span> class variable is returned.</text:p>
      <text:p text:style-name="Method_20_Body"/>
      <text:h text:style-name="P31" text:outline-level="5"><text:bookmark-start text:name="buffer"/>buffer<text:bookmark-end text:name="buffer"/></text:h>
      <text:p text:style-name="Method_20_Body"/>
      <text:p text:style-name="Method_20_Body">Returns, or sets and returns, a copy of the input buffer.</text:p>
      <text:p text:style-name="Method_20_Body"/>
      <text:p text:style-name="P21">/**</text:p>
      <text:p text:style-name="P21"><text:s/>* buffer</text:p>
      <text:p text:style-name="P21"><text:s/>*</text:p>
      <text:p text:style-name="P23"><text:s/>* Get/set a copy of the input buffer</text:p>
      <text:p text:style-name="P23"><text:s/>* @param string $buffer = (optional) buffer to set, null to query</text:p>
      <text:p text:style-name="P21"><text:s/>* <text:span text:style-name="T1">@return</text:span> string $buffer = content buffer, or empty</text:p>
      <text:p text:style-name="P21"><text:s/>*/</text:p>
      <text:p text:style-name="P21">public function buffer($buffer)</text:p>
      <text:p text:style-name="P21">{</text:p>
      <text:p text:style-name="Method_20_Code_20_Listing"><text:span text:style-name="T9"><text:tab/></text:span><text:span text:style-name="T10">if ($buffer !== null)</text:span></text:p>
      <text:p text:style-name="P21"><text:tab/>{</text:p>
      <text:p text:style-name="P21"><text:tab/><text:tab/>$this-&gt;buffer = $buffer;</text:p>
      <text:p text:style-name="P21"><text:tab/>}</text:p>
      <text:p text:style-name="P21"/>
      <text:p text:style-name="P21"><text:tab/>return $this-&gt;buffer;</text:p>
      <text:p text:style-name="P21">}</text:p>
      <text:p text:style-name="Method_20_Body"/>
      <text:p text:style-name="Method_20_Body">The <text:span text:style-name="Class_20_Variables">buffer</text:span> method expects one, optional parameter:</text:p>
      <text:p text:style-name="Method_20_Body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4">Parameter</text:p>
          </table:table-cell>
          <table:table-cell table:style-name="Table16.B1" office:value-type="string">
            <text:p text:style-name="P4">Description</text:p>
          </table:table-cell>
        </table:table-row>
        <table:table-row>
          <table:table-cell table:style-name="Table16.A2" office:value-type="string">
            <text:p text:style-name="P6">$buffer</text:p>
          </table:table-cell>
          <table:table-cell table:style-name="Table16.B2" office:value-type="string">
            <text:p text:style-name="P9"><text:span text:style-name="T2">A string to store in the buffer</text:span>.</text:p>
          </table:table-cell>
        </table:table-row>
      </table:table>
      <text:p text:style-name="Method_20_Body"/>
      <text:p text:style-name="Method_20_Body">If the <text:span text:style-name="Class_20_Variables">$buffer</text:span> parameter is not null, the <text:span text:style-name="Class_20_Variables">$buffer</text:span> parameter is assigned to the <text:span text:style-name="Class_20_Variables">$buffer</text:span> class variable.</text:p>
      <text:p text:style-name="Method_20_Body"/>
      <text:p text:style-name="Method_20_Body">The <text:span text:style-name="Class_20_Variables">$buffer</text:span> class variable is returned.</text:p>
      <text:p text:style-name="Method_20_Body"/>
      <text:p text:style-name="Method_20_Body"/>
      <text:h text:style-name="P31" text:outline-level="5"><text:bookmark-start text:name="header"/>header<text:bookmark-end text:name="header"/></text:h>
      <text:p text:style-name="Method_20_Body"/>
      <text:p text:style-name="Method_20_Body">Returns a copy of the stream header buffer.</text:p>
      <text:p text:style-name="Method_20_Body"/>
      <text:p text:style-name="P21">/**</text:p>
      <text:p text:style-name="P21"><text:s/>* header</text:p>
      <text:p text:style-name="P21"><text:s/>*</text:p>
      <text:p text:style-name="P21"><text:s/>* Get a copy of the header buffer</text:p>
      <text:p text:style-name="P21"><text:s/>* <text:span text:style-name="T1">@return</text:span> string $header = header, or empty if no header</text:p>
      <text:p text:style-name="P21"><text:s/>*/</text:p>
      <text:p text:style-name="P21">public function header()</text:p>
      <text:p text:style-name="P21">{</text:p>
      <text:p text:style-name="P21"><text:tab/>return $this-&gt;header;</text:p>
      <text:p text:style-name="P21">}</text:p>
      <text:p text:style-name="Method_20_Body"/>
      <text:p text:style-name="Method_20_Body">The <text:span text:style-name="Class_20_Variables">$header</text:span> class variable is returned.</text:p>
      <text:p text:style-name="Method_20_Body"/>
      <text:p text:style-name="Method_20_Body"/>
      <text:h text:style-name="P30" text:outline-level="3">Source Listing</text:h>
      <text:p text:style-name="Coding_20_Body"/>
      <text:p text:style-name="P16">&lt;?php</text:p>
      <text:p text:style-name="P16">namespace Library\Stream;</text:p>
      <text:p text:style-name="P16"/>
      <text:p text:style-name="P16">/*</text:p>
      <text:p text:style-name="P16"><text:s/>*<text:tab/><text:tab/>FileObject is copyright © 2012. EarthWalk Software.</text:p>
      <text:p text:style-name="P16"><text:s/>*<text:tab/><text:tab/>Licensed under the Academic Free License version 3.0.</text:p>
      <text:p text:style-name="P16"><text:s/>*<text:tab/><text:tab/>Refer to the file named License.txt provided with the source, </text:p>
      <text:p text:style-name="P16"><text:s/>* <text:tab/><text:tab/> <text:s text:c="2"/>or from http://opensource.org/licenses/academic.php</text:p>
      <text:p text:style-name="P16"><text:s/>*/</text:p>
      <text:p text:style-name="P16">/**</text:p>
      <text:p text:style-name="P16"><text:s/>* FileObject.</text:p>
      <text:p text:style-name="P16"><text:s/>*</text:p>
      <text:p text:style-name="P16"><text:s/>* Open a stream with the FileIO\FileObject class.</text:p>
      <text:p text:style-name="P16"><text:s/>* <text:span text:style-name="T1">@author</text:span> Jay Wheeler.</text:p>
      <text:p text:style-name="P16"><text:s/>* <text:span text:style-name="T1">@version</text:span> 1.0</text:p>
      <text:p text:style-name="P16"><text:s/>* <text:span text:style-name="T1">@copyright</text:span> © 2012. EarthWalk Software.</text:p>
      <text:p text:style-name="P16"><text:s/>* <text:span text:style-name="T1">@license</text:span> refer to License file provided with the source.</text:p>
      <text:p text:style-name="P16"><text:s/>* <text:span text:style-name="T1">@package</text:span> Library</text:p>
      <text:p text:style-name="P16"><text:s/>* <text:span text:style-name="T1">@subpackage</text:span> Stream</text:p>
      <text:p text:style-name="P16"><text:s/>*/</text:p>
      <text:p text:style-name="P16">class FileObject extends \Library\FileIO\FileObject</text:p>
      <text:p text:style-name="P16">{</text:p>
      <text:p text:style-name="P16"><text:tab/>/**</text:p>
      <text:p text:style-name="P16"><text:tab/> * buffer</text:p>
      <text:p text:style-name="P16"><text:tab/> *</text:p>
      <text:p text:style-name="P16"><text:tab/> * The i/o buffer contents</text:p>
      <text:p text:style-name="P16"><text:tab/> * <text:span text:style-name="T1">@var</text:span> string $buffer</text:p>
      <text:p text:style-name="P16"><text:tab/> */</text:p>
      <text:p text:style-name="P16"><text:tab/>protected<text:tab/>$buffer;</text:p>
      <text:p text:style-name="P16"/>
      <text:p text:style-name="P16"><text:tab/>/**</text:p>
      <text:p text:style-name="P16"><text:tab/> * header</text:p>
      <text:p text:style-name="P16"><text:tab/> *</text:p>
      <text:p text:style-name="P16"><text:tab/> * The i/o header contents, if there was one</text:p>
      <text:p text:style-name="P16"><text:tab/> * <text:span text:style-name="T1">@var</text:span> string $header</text:p>
      <text:p text:style-name="P16"><text:tab/> */</text:p>
      <text:p text:style-name="P16"><text:tab/>protected<text:tab/>$header;</text:p>
      <text:p text:style-name="P16"/>
      <text:p text:style-name="P16"><text:tab/>/**</text:p>
      <text:p text:style-name="P16"><text:tab/> * streamInfo</text:p>
      <text:p text:style-name="P16"><text:tab/> *</text:p>
      <text:p text:style-name="P16"><text:tab/> * Stream info from last connect</text:p>
      <text:p text:style-name="P16"><text:tab/> * <text:span text:style-name="T1">@var</text:span> array $streamInfo</text:p>
      <text:p text:style-name="P16"><text:tab/> */</text:p>
      <text:p text:style-name="P16"><text:tab/>protected<text:tab/>$streamInfo;</text:p>
      <text:p text:style-name="P16"/>
      <text:p text:style-name="P16"><text:tab/>/**</text:p>
      <text:p text:style-name="P16"><text:tab/> * context</text:p>
      <text:p text:style-name="P16"><text:tab/> * </text:p>
      <text:p text:style-name="P16"><text:tab/> * Stream context.</text:p>
      <text:p text:style-name="P16"><text:tab/> * <text:span text:style-name="T1">@var</text:span> context $context</text:p>
      <text:p text:style-name="P16"><text:tab/> */</text:p>
      <text:p text:style-name="P16"><text:tab/>protected<text:tab/>$context;</text:p>
      <text:p text:style-name="P16"/>
      <text:p text:style-name="P16"><text:tab/></text:p>
      <text:p text:style-name="P18"><text:tab/>/**</text:p>
      <text:p text:style-name="P16"><text:tab/> * __construct</text:p>
      <text:p text:style-name="P16"><text:tab/> *</text:p>
      <text:p text:style-name="P16"><text:tab/> * class constructor</text:p>
      <text:p text:style-name="P16"><text:tab/> * <text:span text:style-name="T1">@param</text:span> string $url = (optional) connection url</text:p>
      <text:p text:style-name="P16"><text:tab/> * <text:span text:style-name="T1">@param</text:span> string $mode = (optional) file i/o mode (default = 'r')</text:p>
      <text:p text:style-name="P25"><text:tab/> * <text:span text:style-name="T1">@param</text:span> boolean $useIncludePath = (optional) use include path to locate $url </text:p>
      <text:p text:style-name="P25"><text:tab/> * <text:tab/><text:tab/><text:tab/><text:tab/><text:tab/><text:tab/><text:tab/> if true (default = false)</text:p>
      <text:p text:style-name="P16"><text:tab/> * <text:span text:style-name="T1">@param</text:span> resource $context = (optional) stream context resource, null for none</text:p>
      <text:p text:style-name="P16"><text:tab/> * <text:span text:style-name="T1">@throws</text:span> Library\Stream\Exception</text:p>
      <text:p text:style-name="P16"><text:tab/> */</text:p>
      <text:p text:style-name="P16"><text:tab/>public function __construct($url=null, $mode='r', </text:p>
      <text:p text:style-name="P16"><text:tab/><text:tab/><text:tab/><text:tab/><text:tab/><text:tab/><text:tab/>$useIncludePath=false, </text:p>
      <text:p text:style-name="P16"><text:tab/><text:tab/><text:tab/><text:tab/><text:tab/><text:tab/><text:tab/>$context=null)</text:p>
      <text:p text:style-name="P16"><text:tab/>{</text:p>
      <text:p text:style-name="P16"><text:tab/><text:tab/>parent::__construct($url, $mode, $useIncludePath, $context);</text:p>
      <text:p text:style-name="P16"/>
      <text:p text:style-name="P16"><text:tab/><text:tab/>$this-&gt;setTimeout(90);</text:p>
      <text:p text:style-name="P16"><text:tab/><text:tab/>$this-&gt;streamInfo = null;</text:p>
      <text:p text:style-name="P16"/>
      <text:p text:style-name="P16"><text:tab/><text:tab/>$this-&gt;header = '';</text:p>
      <text:p text:style-name="P16"><text:tab/><text:tab/>$this-&gt;buffer = '';</text:p>
      <text:p text:style-name="P16"><text:tab/>}</text:p>
      <text:p text:style-name="P16"/>
      <text:p text:style-name="P16"><text:tab/>/**</text:p>
      <text:p text:style-name="P16"><text:tab/> * __destruct</text:p>
      <text:p text:style-name="P16"><text:tab/> *</text:p>
      <text:p text:style-name="P16"><text:tab/> * class destructor</text:p>
      <text:p text:style-name="P16"><text:tab/> */</text:p>
      <text:p text:style-name="P16"><text:tab/>public function __destruct()</text:p>
      <text:p text:style-name="P16"><text:tab/>{</text:p>
      <text:p text:style-name="P16"><text:tab/><text:tab/>parent::__destruct();</text:p>
      <text:p text:style-name="P16"><text:tab/>}</text:p>
      <text:p text:style-name="P16"/>
      <text:p text:style-name="P16"><text:tab/>/**</text:p>
      <text:p text:style-name="P16"><text:tab/> * getLine</text:p>
      <text:p text:style-name="P16"><text:tab/> *</text:p>
      <text:p text:style-name="P16"><text:tab/> * read the line from the stream</text:p>
      <text:p text:style-name="P25"><text:tab/> * <text:span text:style-name="T1">@param</text:span> integer $maxLength = (optional) length to read from the stream, </text:p>
      <text:p text:style-name="P25"><text:tab/> *<text:tab/><text:tab/><text:tab/><text:tab/><text:tab/><text:tab/> <text:s text:c="2"/>-1 to read to end-of-file (default)</text:p>
      <text:p text:style-name="P25"><text:tab/> * <text:span text:style-name="T1">@param</text:span> string $ending = (optional) line ending sequence, </text:p>
      <text:p text:style-name="P25"><text:tab/> *<text:tab/><text:tab/><text:tab/><text:tab/><text:tab/> <text:s text:c="3"/>null to use system-relative standard (default)</text:p>
      <text:p text:style-name="P16"><text:tab/> * <text:span text:style-name="T1">@return</text:span> string $buffer = buffer read</text:p>
      <text:p text:style-name="P16"><text:tab/> * <text:span text:style-name="T1">@throws</text:span> Library\Stream\Exception</text:p>
      <text:p text:style-name="P16"><text:tab/> */</text:p>
      <text:p text:style-name="P16"><text:tab/>public function getLine($maxLength=-1, $ending=null)</text:p>
      <text:p text:style-name="P16"><text:tab/>{</text:p>
      <text:p text:style-name="P16"><text:tab/><text:tab/>if ($ending)</text:p>
      <text:p text:style-name="P16"><text:tab/><text:tab/>{</text:p>
      <text:p text:style-name="P16"><text:tab/><text:tab/><text:tab/>$this-&gt;buffer = stream_get_line($this-&gt;handle, $maxLength, $ending);</text:p>
      <text:p text:style-name="P16"><text:tab/><text:tab/>}</text:p>
      <text:p text:style-name="P16"><text:tab/><text:tab/>else</text:p>
      <text:p text:style-name="P16"><text:tab/><text:tab/>{</text:p>
      <text:p text:style-name="P16"><text:tab/><text:tab/><text:tab/>$this-&gt;buffer = stream_get_line($this-&gt;handle, $maxLength);</text:p>
      <text:p text:style-name="P16"><text:tab/><text:tab/>}</text:p>
      <text:p text:style-name="P16"/>
      <text:p text:style-name="P16"/>
      <text:p text:style-name="P18"><text:tab/><text:tab/>if ($this-&gt;buffer === false)</text:p>
      <text:p text:style-name="P16"><text:tab/><text:tab/>{</text:p>
      <text:p text:style-name="P16"><text:tab/><text:tab/><text:tab/>if ($this-&gt;eof())</text:p>
      <text:p text:style-name="P16"><text:tab/><text:tab/><text:tab/>{</text:p>
      <text:p text:style-name="P16"><text:tab/><text:tab/><text:tab/><text:tab/>throw new Exception(Error::code('StreamEof'));</text:p>
      <text:p text:style-name="P16"><text:tab/><text:tab/><text:tab/>}</text:p>
      <text:p text:style-name="P16"><text:tab/><text:tab/><text:tab/>else</text:p>
      <text:p text:style-name="P16"><text:tab/><text:tab/><text:tab/>{</text:p>
      <text:p text:style-name="P16"><text:tab/><text:tab/><text:tab/><text:tab/>throw new Exception(Error::code('StreamReadFailed'));</text:p>
      <text:p text:style-name="P16"><text:tab/><text:tab/><text:tab/>}</text:p>
      <text:p text:style-name="P16"><text:tab/><text:tab/>}</text:p>
      <text:p text:style-name="P16"/>
      <text:p text:style-name="P16"><text:tab/><text:tab/>return $this-&gt;buffer;</text:p>
      <text:p text:style-name="P16"><text:tab/>}</text:p>
      <text:p text:style-name="P16"/>
      <text:p text:style-name="P16"><text:tab/>/**</text:p>
      <text:p text:style-name="P16"><text:s text:c="4"/><text:tab/> * getStream</text:p>
      <text:p text:style-name="P16"><text:s text:c="4"/><text:tab/> *</text:p>
      <text:p text:style-name="P16"><text:s text:c="4"/><text:tab/> * get stream contents</text:p>
      <text:p text:style-name="P16"><text:s text:c="4"/><text:tab/> * <text:span text:style-name="T1">@return</text:span> string $buffer = stream content</text:p>
      <text:p text:style-name="P16"><text:s text:c="4"/><text:tab/> * <text:span text:style-name="T1">@throws</text:span> \Library\Stream\Exception</text:p>
      <text:p text:style-name="P16"><text:s text:c="4"/><text:tab/> */</text:p>
      <text:p text:style-name="P16"><text:tab/>public function getStream($maxLength=-1, $offset=-1)</text:p>
      <text:p text:style-name="P16"><text:tab/>{</text:p>
      <text:p text:style-name="P16"><text:tab/><text:tab/>$this-&gt;header = '';</text:p>
      <text:p text:style-name="P16"><text:tab/><text:tab/>$this-&gt;buffer = '';</text:p>
      <text:p text:style-name="P16"/>
      <text:p text:style-name="P16"><text:tab/><text:tab/>$this-&gt;getContents($maxLength, $offset);</text:p>
      <text:p text:style-name="P16"><text:tab/><text:tab/>$this-&gt;streamInfo();</text:p>
      <text:p text:style-name="P16"/>
      <text:p text:style-name="P16"><text:tab/><text:tab/>return $this-&gt;buffer;</text:p>
      <text:p text:style-name="P16"><text:tab/>}</text:p>
      <text:p text:style-name="P16"/>
      <text:p text:style-name="P16"><text:s text:c="4"/><text:tab/>/**</text:p>
      <text:p text:style-name="P16"><text:s text:c="4"/><text:tab/> * getContents</text:p>
      <text:p text:style-name="P16"><text:s text:c="4"/><text:tab/> *</text:p>
      <text:p text:style-name="P16"><text:s text:c="4"/><text:tab/> * read stream</text:p>
      <text:p text:style-name="P25"><text:s text:c="4"/><text:tab/> * <text:span text:style-name="T1">@param</text:span> integer $maxLength = (optional) length to read from the stream, </text:p>
      <text:p text:style-name="P25"><text:tab/> *<text:tab/><text:tab/><text:tab/><text:tab/><text:tab/><text:tab/> <text:s text:c="2"/>-1 to read the complete stream</text:p>
      <text:p text:style-name="P25"><text:s text:c="4"/><text:tab/> * <text:span text:style-name="T1">@param</text:span> integer $offset = (optional) bytes to skip before reading to buffer, </text:p>
      <text:p text:style-name="P25"><text:tab/> *<text:tab/><text:tab/><text:tab/><text:tab/><text:tab/><text:tab/>-1 to start at next byte</text:p>
      <text:p text:style-name="P16"><text:s text:c="4"/><text:tab/> * <text:span text:style-name="T1">@return</text:span> string $buffer = stream content</text:p>
      <text:p text:style-name="P16"><text:s text:c="4"/><text:tab/> * <text:span text:style-name="T1">@throws</text:span> Library\Stream\Exception</text:p>
      <text:p text:style-name="P16"><text:s text:c="4"/><text:tab/> */</text:p>
      <text:p text:style-name="P16"><text:tab/>public function getContents($maxLength=-1, $offset=-1)</text:p>
      <text:p text:style-name="P16"><text:tab/>{</text:p>
      <text:p text:style-name="P16"><text:tab/><text:tab/>$this-&gt;buffer = '';</text:p>
      <text:p text:style-name="P16"/>
      <text:p text:style-name="P16"><text:tab/><text:tab/>if ($this-&gt;eof())</text:p>
      <text:p text:style-name="P16"><text:tab/><text:tab/>{</text:p>
      <text:p text:style-name="P16"><text:tab/><text:tab/><text:tab/>throw new Exception(Error::code('StreamEof'));</text:p>
      <text:p text:style-name="P16"><text:tab/><text:tab/>}</text:p>
      <text:p text:style-name="P16"/>
      <text:p text:style-name="P16"><text:tab/><text:tab/>$length = -1;</text:p>
      <text:p text:style-name="P16"/>
      <text:p text:style-name="P16"/>
      <text:p text:style-name="P18"><text:tab/><text:tab/>do</text:p>
      <text:p text:style-name="P16"><text:tab/><text:tab/>{</text:p>
      <text:p text:style-name="P16"><text:tab/><text:tab/><text:tab/>if ($maxLength &gt; 0)</text:p>
      <text:p text:style-name="P16"><text:tab/><text:tab/><text:tab/>{</text:p>
      <text:p text:style-name="P16"><text:tab/><text:tab/><text:tab/><text:tab/>$length = $maxLength - strlen($this-&gt;buffer);</text:p>
      <text:p text:style-name="P16"><text:tab/><text:tab/><text:tab/>}</text:p>
      <text:p text:style-name="P16"/>
      <text:p text:style-name="P16"><text:tab/><text:tab/><text:tab/>$buffer = stream_get_contents($this-&gt;handle, $length, $offset);</text:p>
      <text:p text:style-name="P16"/>
      <text:p text:style-name="P16"><text:tab/><text:tab/><text:tab/>if ($buffer !== false)</text:p>
      <text:p text:style-name="P16"><text:tab/><text:tab/><text:tab/>{</text:p>
      <text:p text:style-name="P16"><text:tab/><text:tab/><text:tab/><text:tab/>$this-&gt;buffer .= $buffer;</text:p>
      <text:p text:style-name="P16"><text:tab/><text:tab/><text:tab/><text:tab/>if (($maxLength &gt;= 0) &amp;&amp; (strlen($this-&gt;buffer) &gt;= $maxLength))</text:p>
      <text:p text:style-name="P16"><text:tab/><text:tab/><text:tab/><text:tab/>{</text:p>
      <text:p text:style-name="P16"><text:tab/><text:tab/><text:tab/><text:tab/><text:tab/>break;</text:p>
      <text:p text:style-name="P16"><text:tab/><text:tab/><text:tab/><text:tab/>}</text:p>
      <text:p text:style-name="P16"><text:tab/><text:tab/><text:tab/>}</text:p>
      <text:p text:style-name="P16"/>
      <text:p text:style-name="P16"><text:tab/><text:tab/><text:tab/>$offset = -1;</text:p>
      <text:p text:style-name="P16"><text:tab/><text:tab/>}</text:p>
      <text:p text:style-name="P16"><text:tab/><text:tab/>while($buffer &amp;&amp; (! $this-&gt;eof()));</text:p>
      <text:p text:style-name="P16"/>
      <text:p text:style-name="P16"><text:tab/><text:tab/>if (($buffer === false) &amp;&amp; (strlen($this-&gt;buffer) == 0))</text:p>
      <text:p text:style-name="P16"><text:tab/><text:tab/>{</text:p>
      <text:p text:style-name="P16"><text:tab/><text:tab/><text:tab/>throw new Exception(Error::code('StreamReadFailed'));</text:p>
      <text:p text:style-name="P16"><text:tab/><text:tab/>}</text:p>
      <text:p text:style-name="P16"/>
      <text:p text:style-name="P16"><text:tab/><text:tab/>return $this-&gt;buffer;</text:p>
      <text:p text:style-name="P16"><text:tab/>}</text:p>
      <text:p text:style-name="P16"/>
      <text:p text:style-name="P16"><text:tab/>/**</text:p>
      <text:p text:style-name="P16"><text:tab/> * streamInfo</text:p>
      <text:p text:style-name="P16"><text:tab/> *</text:p>
      <text:p text:style-name="P16"><text:tab/> * read the streamInfo array (meta_data)</text:p>
      <text:p text:style-name="P16"><text:tab/> * <text:span text:style-name="T1">@return</text:span> array $streamInfo = array containing result</text:p>
      <text:p text:style-name="P16"><text:tab/> * <text:span text:style-name="T1">@throws</text:span> \Library\Stream\Exception</text:p>
      <text:p text:style-name="P16"><text:tab/> */</text:p>
      <text:p text:style-name="P16"><text:tab/>public function streamInfo()</text:p>
      <text:p text:style-name="P16"><text:tab/>{</text:p>
      <text:p text:style-name="P16"><text:tab/><text:tab/>return $this-&gt;streamInfo = stream_get_meta_data($this-&gt;handle);</text:p>
      <text:p text:style-name="P16"><text:tab/>}</text:p>
      <text:p text:style-name="P16"/>
      <text:p text:style-name="P16"><text:tab/>/**</text:p>
      <text:p text:style-name="P16"><text:tab/> * extractHeader</text:p>
      <text:p text:style-name="P16"><text:tab/> *</text:p>
      <text:p text:style-name="P16"><text:tab/> * Extract the header from the buffer and return the (shortened) buffer</text:p>
      <text:p text:style-name="P16"><text:tab/> * <text:span text:style-name="T1">@return</text:span> string $buffer</text:p>
      <text:p text:style-name="P16"><text:tab/> */</text:p>
      <text:p text:style-name="P16"><text:tab/>public function extractHeader()</text:p>
      <text:p text:style-name="P16"><text:tab/>{</text:p>
      <text:p text:style-name="P16"><text:tab/><text:tab/>$crlf = "\r\n";</text:p>
      <text:p text:style-name="P16"/>
      <text:p text:style-name="P16"><text:tab/><text:tab/>$this-&gt;header = '';</text:p>
      <text:p text:style-name="P16"><text:tab/><text:tab/>$pos = strpos($this-&gt;buffer, $crlf . $crlf);</text:p>
      <text:p text:style-name="P16"><text:tab/><text:tab/>if ($pos !== false)</text:p>
      <text:p text:style-name="P16"><text:tab/><text:tab/>{</text:p>
      <text:p text:style-name="P16"><text:tab/><text:tab/><text:tab/>$this-&gt;header = substr($this-&gt;buffer, 0, $pos);</text:p>
      <text:p text:style-name="P16"><text:tab/><text:tab/><text:tab/>$this-&gt;buffer = substr($this-&gt;buffer, $pos + 2 * strlen($crlf));</text:p>
      <text:p text:style-name="P16"><text:tab/><text:tab/>}</text:p>
      <text:p text:style-name="P16"><text:tab/><text:tab/>return $this-&gt;buffer;</text:p>
      <text:p text:style-name="P16"><text:tab/>}</text:p>
      <text:p text:style-name="P16"><text:soft-page-break/></text:p>
      <text:p text:style-name="P16"><text:tab/>/**</text:p>
      <text:p text:style-name="P16"><text:tab/> * isTimeout</text:p>
      <text:p text:style-name="P16"><text:tab/> *</text:p>
      <text:p text:style-name="P16"><text:tab/> * check if there was a timeout</text:p>
      <text:p text:style-name="P16"><text:tab/> * <text:span text:style-name="T1">@return</text:span> boolean $timeout = true if timeout, false if not</text:p>
      <text:p text:style-name="P16"><text:tab/> */</text:p>
      <text:p text:style-name="P16"><text:tab/>public function isTimeout()</text:p>
      <text:p text:style-name="P16"><text:tab/>{</text:p>
      <text:p text:style-name="P16"><text:tab/><text:tab/>if (is_array($this-&gt;streamInfo) &amp;&amp; </text:p>
      <text:p text:style-name="P16"><text:tab/><text:tab/> <text:s text:c="3"/>array_key_exists('timed_out', $this-&gt;streamInfo) &amp;&amp; </text:p>
      <text:p text:style-name="P16"><text:tab/><text:tab/> <text:s text:c="3"/>$this-&gt;streamInfo['timed_out'])</text:p>
      <text:p text:style-name="P16"><text:tab/><text:tab/>{</text:p>
      <text:p text:style-name="P16"><text:tab/><text:tab/><text:tab/>return true;</text:p>
      <text:p text:style-name="P16"><text:tab/><text:tab/>}</text:p>
      <text:p text:style-name="P16"/>
      <text:p text:style-name="P16"><text:tab/><text:tab/>return false;</text:p>
      <text:p text:style-name="P16"><text:tab/>}</text:p>
      <text:p text:style-name="P16"/>
      <text:p text:style-name="P16"><text:tab/>/**</text:p>
      <text:p text:style-name="P16"><text:tab/> * isLocal</text:p>
      <text:p text:style-name="P16"><text:tab/> *</text:p>
      <text:p text:style-name="P16"><text:tab/> * check if this is a local file stream</text:p>
      <text:p text:style-name="P16"><text:tab/> * <text:span text:style-name="T1">@return</text:span> boolean $local = true if on local host, false if remote</text:p>
      <text:p text:style-name="P16"><text:tab/> */</text:p>
      <text:p text:style-name="P16"><text:tab/>public function isLocal()</text:p>
      <text:p text:style-name="P16"><text:tab/>{</text:p>
      <text:p text:style-name="P16"><text:tab/><text:tab/>return stream_is_local($this-&gt;handle);</text:p>
      <text:p text:style-name="P16"><text:tab/>}</text:p>
      <text:p text:style-name="P16"/>
      <text:p text:style-name="P16"><text:tab/>/**</text:p>
      <text:p text:style-name="P16"><text:tab/> * isLockable</text:p>
      <text:p text:style-name="P16"><text:tab/> *</text:p>
      <text:p text:style-name="P16"><text:tab/> * Returns true if stream can be locked using flock(), false if not</text:p>
      <text:p text:style-name="P16"><text:tab/> * <text:span text:style-name="T1">@return</text:span> boolean $lockable = true if can be locked, false if not</text:p>
      <text:p text:style-name="P16"><text:tab/> */</text:p>
      <text:p text:style-name="P16"><text:tab/>public function isLockable()</text:p>
      <text:p text:style-name="P16"><text:tab/>{</text:p>
      <text:p text:style-name="P16"><text:tab/><text:tab/>return stream_supports_lock($this-&gt;handle);</text:p>
      <text:p text:style-name="P16"><text:tab/>}</text:p>
      <text:p text:style-name="P16"/>
      <text:p text:style-name="P16"><text:tab/>/**</text:p>
      <text:p text:style-name="P16"><text:tab/> * setTimeout</text:p>
      <text:p text:style-name="P16"><text:tab/> *</text:p>
      <text:p text:style-name="P16"><text:tab/> * set the timeout for this stream in seconds and microseconds</text:p>
      <text:p text:style-name="P16"><text:tab/> * <text:span text:style-name="T1">@param</text:span> int $seconds = number of seconds until timeout</text:p>
      <text:p text:style-name="P16"><text:tab/> * <text:span text:style-name="T1">@param</text:span> int $microseconds = (optional) number of microseconds, defaults to 0</text:p>
      <text:p text:style-name="P16"><text:tab/> * <text:span text:style-name="T1">@return</text:span> boolean $set = true if successful, false if not</text:p>
      <text:p text:style-name="P16"><text:tab/> */</text:p>
      <text:p text:style-name="P16"><text:tab/>public function setTimeout($seconds, $microseconds=0)</text:p>
      <text:p text:style-name="P16"><text:tab/>{</text:p>
      <text:p text:style-name="P16"><text:tab/><text:tab/> return stream_set_timeout($this-&gt;handle, $seconds, $microseconds);</text:p>
      <text:p text:style-name="P16"><text:tab/>}</text:p>
      <text:p text:style-name="P16"/>
      <text:p text:style-name="P16"/>
      <text:p text:style-name="P18"><text:tab/>/**</text:p>
      <text:p text:style-name="P16"><text:tab/> * createContext</text:p>
      <text:p text:style-name="P16"><text:tab/> *</text:p>
      <text:p text:style-name="P16"><text:tab/> * Get a stream context for the supplied options</text:p>
      <text:p text:style-name="P16"><text:tab/> * <text:span text:style-name="T1">@param</text:span> array $options = an associative array of associative arrays</text:p>
      <text:p text:style-name="P25"><text:tab/> * <text:span text:style-name="T1">@param</text:span> array $parameters = an associative array of parameter names </text:p>
      <text:p text:style-name="P25"><text:tab/> *<text:tab/><text:tab/><text:tab/><text:tab/> <text:s text:c="3"/>and their values.</text:p>
      <text:p text:style-name="P16"><text:tab/> * <text:span text:style-name="T1">@return</text:span> resource $context</text:p>
      <text:p text:style-name="P16"><text:tab/> */</text:p>
      <text:p text:style-name="P16"><text:tab/>public function createContext($options, $parameters=null)</text:p>
      <text:p text:style-name="P16"><text:tab/>{</text:p>
      <text:p text:style-name="P16"><text:tab/><text:tab/>if ($parameters)</text:p>
      <text:p text:style-name="P16"><text:tab/><text:tab/>{</text:p>
      <text:p text:style-name="P16"><text:tab/><text:tab/><text:tab/>$this-&gt;context = stream_context_create($options, $parameters);</text:p>
      <text:p text:style-name="P16"><text:tab/><text:tab/>}</text:p>
      <text:p text:style-name="P16"><text:tab/><text:tab/>else</text:p>
      <text:p text:style-name="P16"><text:tab/><text:tab/>{</text:p>
      <text:p text:style-name="P16"><text:tab/><text:tab/><text:tab/>$this-&gt;context = stream_create_context($options);</text:p>
      <text:p text:style-name="P16"><text:tab/><text:tab/>}</text:p>
      <text:p text:style-name="P16"><text:tab/><text:tab/></text:p>
      <text:p text:style-name="P16"><text:tab/><text:tab/>return $this-&gt;context;</text:p>
      <text:p text:style-name="P16"><text:tab/>}</text:p>
      <text:p text:style-name="P16"/>
      <text:p text:style-name="P16"><text:tab/>/**</text:p>
      <text:p text:style-name="P16"><text:tab/> * buffer</text:p>
      <text:p text:style-name="P16"><text:tab/> *</text:p>
      <text:p text:style-name="P16"><text:tab/> * Get/set a copy of the input buffer</text:p>
      <text:p text:style-name="P16"><text:tab/> * <text:span text:style-name="T1">@param</text:span> string $buffer = (optional) data to store in buffer, null to query</text:p>
      <text:p text:style-name="P16"><text:tab/> * <text:span text:style-name="T1">@return</text:span> string $buffer = content buffer, or empty</text:p>
      <text:p text:style-name="P16"><text:tab/> */</text:p>
      <text:p text:style-name="P16"><text:tab/>public function buffer($buffer=null)</text:p>
      <text:p text:style-name="P16"><text:tab/>{</text:p>
      <text:p text:style-name="P16"><text:tab/><text:tab/>if ($buffer !== null)</text:p>
      <text:p text:style-name="P16"><text:tab/><text:tab/>{</text:p>
      <text:p text:style-name="P16"><text:tab/><text:tab/><text:tab/>$this-&gt;buffer = $buffer;</text:p>
      <text:p text:style-name="P16"><text:tab/><text:tab/>}</text:p>
      <text:p text:style-name="P16"/>
      <text:p text:style-name="P16"><text:tab/><text:tab/>return $this-&gt;buffer;</text:p>
      <text:p text:style-name="P16"><text:tab/>}</text:p>
      <text:p text:style-name="P16"/>
      <text:p text:style-name="P16"><text:tab/>/**</text:p>
      <text:p text:style-name="P16"><text:tab/> * header</text:p>
      <text:p text:style-name="P16"><text:tab/> *</text:p>
      <text:p text:style-name="P16"><text:tab/> * Get a copy of the header buffer</text:p>
      <text:p text:style-name="P16"><text:tab/> * <text:span text:style-name="T1">@return</text:span> string $header = header, or empty if no header</text:p>
      <text:p text:style-name="P16"><text:tab/> */</text:p>
      <text:p text:style-name="P16"><text:tab/>public function header()</text:p>
      <text:p text:style-name="P16"><text:tab/>{</text:p>
      <text:p text:style-name="P16"><text:tab/><text:tab/>return $this-&gt;header;</text:p>
      <text:p text:style-name="P16"><text:tab/>}</text:p>
      <text:p text:style-name="P16"/>
      <text:p text:style-name="P16">}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Stream\FileObject<text:tab/><text:tab/><text:tab/><text:page-number text:select-page="current">28</text:page-number><text:tab/><text:tab/><text:tab/><text:tab/><text:date style:data-style-name="N76" text:date-value="2012-07-07T17:29:16" text:fixed="true">July 7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90H14M00S</meta:editing-duration>
    <meta:editing-cycles>100</meta:editing-cycles>
    <meta:generator>OpenOffice.org/3.2$Linux OpenOffice.org_project/320m12$Build-9483</meta:generator>
    <meta:initial-creator>Jay Wheeler</meta:initial-creator>
    <dc:date>2012-08-06T14:55:25</dc:date>
    <dc:creator>Jay Wheeler</dc:creator>
    <meta:document-statistic meta:table-count="16" meta:image-count="0" meta:object-count="0" meta:page-count="28" meta:paragraph-count="904" meta:word-count="3923" meta:character-count="26437"/>
    <meta:template xlink:type="simple" xlink:actuate="onRequest" xlink:title="Class Documentation" xlink:href="../Class%20Documentation.ott" meta:date="2012-06-02T16:17:56"/>
  </office:meta>
</office:document-meta>
</file>